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3.911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3.706cm"/>
    </style:style>
    <style:style style:name="co6" style:family="table-column">
      <style:table-column-properties fo:break-before="auto" style:column-width="5.239cm"/>
    </style:style>
    <style:style style:name="co7" style:family="table-column">
      <style:table-column-properties fo:break-before="auto" style:column-width="4.113cm"/>
    </style:style>
    <style:style style:name="co8" style:family="table-column">
      <style:table-column-properties fo:break-before="auto" style:column-width="4.932cm"/>
    </style:style>
    <style:style style:name="co9" style:family="table-column">
      <style:table-column-properties fo:break-before="auto" style:column-width="4.251cm"/>
    </style:style>
    <style:style style:name="co10" style:family="table-column">
      <style:table-column-properties fo:break-before="auto" style:column-width="4.046cm"/>
    </style:style>
    <style:style style:name="co11" style:family="table-column">
      <style:table-column-properties fo:break-before="auto" style:column-width="1.118cm"/>
    </style:style>
    <style:style style:name="co12" style:family="table-column">
      <style:table-column-properties fo:break-before="auto" style:column-width="1.185cm"/>
    </style:style>
    <style:style style:name="co13" style:family="table-column">
      <style:table-column-properties fo:break-before="auto" style:column-width="1.901cm"/>
    </style:style>
    <style:style style:name="co14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Oberkriterien'.C70"/>
      <style:map style:condition="cell-content()&lt;0.1" style:apply-style-name="AHP_20_positiv" style:base-cell-address="'AHP Oberkriterien'.C7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Funktionalität'.C60"/>
      <style:map style:condition="cell-content()&lt;0.1" style:apply-style-name="AHP_20_positiv" style:base-cell-address="'AHP Funktionalität'.C60"/>
    </style:style>
    <style:style style:name="ce28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Datenerfassung'.C60"/>
      <style:map style:condition="cell-content()&lt;0.1" style:apply-style-name="AHP_20_positiv" style:base-cell-address="'AHP Datenerfassung'.C60"/>
    </style:style>
    <style:style style:name="ce30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Alarmierung'.C60"/>
      <style:map style:condition="cell-content()&lt;0.1" style:apply-style-name="AHP_20_positiv" style:base-cell-address="'AHP Alarmierung'.C60"/>
    </style:style>
    <style:style style:name="ce31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Anpassbarkeit'.C55"/>
      <style:map style:condition="cell-content()&lt;0.1" style:apply-style-name="AHP_20_positiv" style:base-cell-address="'AHP Anpassbarkeit'.C55"/>
    </style:style>
    <style:style style:name="ce32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Sicherheit und Datenschutz'.C65"/>
      <style:map style:condition="cell-content()&lt;0.1" style:apply-style-name="AHP_20_positiv" style:base-cell-address="'AHP Sicherheit und Datenschutz'.C65"/>
    </style:style>
    <style:style style:name="ce33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Leistung'.C60"/>
      <style:map style:condition="cell-content()&lt;0.1" style:apply-style-name="AHP_20_positiv" style:base-cell-address="'AHP Leistung'.C60"/>
    </style:style>
    <style:style style:name="ce34" style:family="table-cell" style:parent-style-name="AHP_20_positiv">
      <style:table-cell-properties style:text-align-source="fix" style:repeat-content="false" fo:border="0.74pt solid #000000"/>
      <style:paragraph-properties fo:text-align="center" fo:margin-left="0cm"/>
      <style:map style:condition="cell-content()&gt;0.1" style:apply-style-name="AHP_20_negativ" style:base-cell-address="'AHP Implementierungsaufwand'.C65"/>
      <style:map style:condition="cell-content()&lt;0.1" style:apply-style-name="AHP_20_positiv" style:base-cell-address="'AHP Implementierungsaufwand'.C65"/>
    </style:style>
  </office:automatic-styles>
  <office:body>
    <office:spreadsheet>
      <table:calculation-settings table:automatic-find-labels="false" table:use-regular-expressions="false" table:use-wildcards="true"/>
      <table:table table:name="AHP Oberkriteri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1"/>
        <table:table-column table:style-name="co4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9" office:value-type="string" calcext:value-type="string" table:number-columns-spanned="8" table:number-rows-spanned="1">
            <text:p>Berechnung der Gewichte (Oberkriterien)</text:p>
          </table:table-cell>
          <table:covered-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Funktionalität</text:p>
          </table:table-cell>
          <table:table-cell table:style-name="ce8" office:value-type="string" calcext:value-type="string">
            <text:p>Leistung</text:p>
          </table:table-cell>
          <table:table-cell table:style-name="ce8" office:value-type="string" calcext:value-type="string">
            <text:p>Sicherheit</text:p>
          </table:table-cell>
          <table:table-cell table:style-name="ce8" office:value-type="string" calcext:value-type="string">
            <text:p>Zukunftssicherheit</text:p>
          </table:table-cell>
          <table:table-cell table:style-name="ce8" office:value-type="string" calcext:value-type="string">
            <text:p>Implementierungsaufwan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unktionalitä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eistung</text:p>
          </table:table-cell>
          <table:table-cell table:style-name="ce10" table:formula="of:=1/5" office:value-type="float" office:value="0.2" calcext:value-type="float">
            <text:p>0,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/4" office:value-type="float" office:value="0.25" calcext:value-type="float">
            <text:p>0,25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schutz und Sicherheit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Zukunftssicherheit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mplementierungsaufwand</text:p>
          </table:table-cell>
          <table:table-cell table:style-name="ce10" table:formula="of:=1/4" office:value-type="float" office:value="0.25" calcext:value-type="float">
            <text:p>0,2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+[.C13]+[.C14]" office:value-type="float" office:value="2.28333333333333" calcext:value-type="float">
            <text:p>2,28333333333333</text:p>
          </table:table-cell>
          <table:table-cell table:style-name="ce10" table:formula="of:=[.D10]+[.D11]+[.D12]+[.D13]+[.D14]" office:value-type="float" office:value="15" calcext:value-type="float">
            <text:p>15</text:p>
          </table:table-cell>
          <table:table-cell table:style-name="ce10" table:formula="of:=[.E10]+[.E11]+[.E12]+[.E13]+[.E14]" office:value-type="float" office:value="4.08333333333333" calcext:value-type="float">
            <text:p>4,08333333333333</text:p>
          </table:table-cell>
          <table:table-cell table:style-name="ce10" table:formula="of:=[.F10]+[.F11]+[.F12]+[.F13]+[.F14]" office:value-type="float" office:value="6.83333333333333" calcext:value-type="float">
            <text:p>6,83333333333333</text:p>
          </table:table-cell>
          <table:table-cell table:style-name="ce10" table:formula="of:=[.G10]+[.G11]+[.G12]+[.G13]+[.G14]" office:value-type="float" office:value="10.5" calcext:value-type="float">
            <text:p>10,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Funktionalität</text:p>
          </table:table-cell>
          <table:table-cell table:style-name="ce8" office:value-type="string" calcext:value-type="string">
            <text:p>Leistung</text:p>
          </table:table-cell>
          <table:table-cell table:style-name="ce8" office:value-type="string" calcext:value-type="string">
            <text:p>Sicherheit</text:p>
          </table:table-cell>
          <table:table-cell table:style-name="ce8" office:value-type="string" calcext:value-type="string">
            <text:p>Zukunftssicherheit</text:p>
          </table:table-cell>
          <table:table-cell table:style-name="ce8" office:value-type="string" calcext:value-type="string">
            <text:p>Implementierungsaufwan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Funktionalität</text:p>
          </table:table-cell>
          <table:table-cell table:style-name="ce10" table:formula="of:=[.C10]/[.C16]" office:value-type="float" office:value="0.437956204379562" calcext:value-type="float">
            <text:p>0,437956204379562</text:p>
          </table:table-cell>
          <table:table-cell table:style-name="ce10" table:formula="of:=[.D10]/[.D16]" office:value-type="float" office:value="0.333333333333333" calcext:value-type="float">
            <text:p>0,333333333333333</text:p>
          </table:table-cell>
          <table:table-cell table:style-name="ce10" table:formula="of:=[.E10]/[.E16]" office:value-type="float" office:value="0.489795918367347" calcext:value-type="float">
            <text:p>0,489795918367347</text:p>
          </table:table-cell>
          <table:table-cell table:style-name="ce10" table:formula="of:=[.F10]/[.F16]" office:value-type="float" office:value="0.439024390243902" calcext:value-type="float">
            <text:p>0,439024390243902</text:p>
          </table:table-cell>
          <table:table-cell table:style-name="ce10" table:formula="of:=[.G10]/[.G16]" office:value-type="float" office:value="0.380952380952381" calcext:value-type="float">
            <text:p>0,38095238095238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Leistung</text:p>
          </table:table-cell>
          <table:table-cell table:style-name="ce10" table:formula="of:=[.C11]/[.C16]" office:value-type="float" office:value="0.0875912408759124" calcext:value-type="float">
            <text:p>0,0875912408759124</text:p>
          </table:table-cell>
          <table:table-cell table:style-name="ce10" table:formula="of:=[.D11]/[.D16]" office:value-type="float" office:value="0.0666666666666667" calcext:value-type="float">
            <text:p>0,0666666666666667</text:p>
          </table:table-cell>
          <table:table-cell table:style-name="ce10" table:formula="of:=[.E11]/[.E16]" office:value-type="float" office:value="0.0612244897959184" calcext:value-type="float">
            <text:p>0,0612244897959184</text:p>
          </table:table-cell>
          <table:table-cell table:style-name="ce10" table:formula="of:=[.F11]/[.F16]" office:value-type="float" office:value="0.048780487804878" calcext:value-type="float">
            <text:p>0,048780487804878</text:p>
          </table:table-cell>
          <table:table-cell table:style-name="ce10" table:formula="of:=[.G11]/[.G16]" office:value-type="float" office:value="0.0476190476190476" calcext:value-type="float">
            <text:p>0,047619047619047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cherheit</text:p>
          </table:table-cell>
          <table:table-cell table:style-name="ce10" table:formula="of:=[.C12]/[.C16]" office:value-type="float" office:value="0.218978102189781" calcext:value-type="float">
            <text:p>0,218978102189781</text:p>
          </table:table-cell>
          <table:table-cell table:style-name="ce10" table:formula="of:=[.D12]/[.D16]" office:value-type="float" office:value="0.266666666666667" calcext:value-type="float">
            <text:p>0,266666666666667</text:p>
          </table:table-cell>
          <table:table-cell table:style-name="ce10" table:formula="of:=[.E12]/[.E16]" office:value-type="float" office:value="0.244897959183674" calcext:value-type="float">
            <text:p>0,244897959183674</text:p>
          </table:table-cell>
          <table:table-cell table:style-name="ce10" table:formula="of:=[.F12]/[.F16]" office:value-type="float" office:value="0.292682926829268" calcext:value-type="float">
            <text:p>0,292682926829268</text:p>
          </table:table-cell>
          <table:table-cell table:style-name="ce10" table:formula="of:=[.G12]/[.G16]" office:value-type="float" office:value="0.285714285714286" calcext:value-type="float">
            <text:p>0,28571428571428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Zukunftssicherheit</text:p>
          </table:table-cell>
          <table:table-cell table:style-name="ce10" table:formula="of:=[.C13]/[.C16]" office:value-type="float" office:value="0.145985401459854" calcext:value-type="float">
            <text:p>0,145985401459854</text:p>
          </table:table-cell>
          <table:table-cell table:style-name="ce10" table:formula="of:=[.D13]/[.D16]" office:value-type="float" office:value="0.2" calcext:value-type="float">
            <text:p>0,2</text:p>
          </table:table-cell>
          <table:table-cell table:style-name="ce10" table:formula="of:=[.E13]/[.E16]" office:value-type="float" office:value="0.122448979591837" calcext:value-type="float">
            <text:p>0,122448979591837</text:p>
          </table:table-cell>
          <table:table-cell table:style-name="ce10" table:formula="of:=[.F13]/[.F16]" office:value-type="float" office:value="0.146341463414634" calcext:value-type="float">
            <text:p>0,146341463414634</text:p>
          </table:table-cell>
          <table:table-cell table:style-name="ce10" table:formula="of:=[.G13]/[.G16]" office:value-type="float" office:value="0.19047619047619" calcext:value-type="float">
            <text:p>0,19047619047619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mplementierungsaufwand</text:p>
          </table:table-cell>
          <table:table-cell table:style-name="ce10" table:formula="of:=[.C14]/[.C16]" office:value-type="float" office:value="0.109489051094891" calcext:value-type="float">
            <text:p>0,109489051094891</text:p>
          </table:table-cell>
          <table:table-cell table:style-name="ce10" table:formula="of:=[.D14]/[.D16]" office:value-type="float" office:value="0.133333333333333" calcext:value-type="float">
            <text:p>0,133333333333333</text:p>
          </table:table-cell>
          <table:table-cell table:style-name="ce10" table:formula="of:=[.E14]/[.E16]" office:value-type="float" office:value="0.0816326530612245" calcext:value-type="float">
            <text:p>0,0816326530612245</text:p>
          </table:table-cell>
          <table:table-cell table:style-name="ce10" table:formula="of:=[.F14]/[.F16]" office:value-type="float" office:value="0.0731707317073171" calcext:value-type="float">
            <text:p>0,0731707317073171</text:p>
          </table:table-cell>
          <table:table-cell table:style-name="ce10" table:formula="of:=[.G14]/[.G16]" office:value-type="float" office:value="0.0952380952380952" calcext:value-type="float">
            <text:p>0,0952380952380952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Funktionalität</text:p>
          </table:table-cell>
          <table:table-cell table:style-name="ce8" office:value-type="string" calcext:value-type="string">
            <text:p>Leistung</text:p>
          </table:table-cell>
          <table:table-cell table:style-name="ce8" office:value-type="string" calcext:value-type="string">
            <text:p>Sicherheit</text:p>
          </table:table-cell>
          <table:table-cell table:style-name="ce8" office:value-type="string" calcext:value-type="string">
            <text:p>Zukunftssicherheit</text:p>
          </table:table-cell>
          <table:table-cell table:style-name="ce8" office:value-type="string" calcext:value-type="string">
            <text:p>Implementierungsaufwand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Funktionalität</text:p>
          </table:table-cell>
          <table:table-cell table:style-name="ce10" table:formula="of:=[.C10]/[.C16]" office:value-type="float" office:value="0.437956204379562" calcext:value-type="float">
            <text:p>0,437956204379562</text:p>
          </table:table-cell>
          <table:table-cell table:style-name="ce10" table:formula="of:=[.D10]/[.D16]" office:value-type="float" office:value="0.333333333333333" calcext:value-type="float">
            <text:p>0,333333333333333</text:p>
          </table:table-cell>
          <table:table-cell table:style-name="ce10" table:formula="of:=[.E10]/[.E16]" office:value-type="float" office:value="0.489795918367347" calcext:value-type="float">
            <text:p>0,489795918367347</text:p>
          </table:table-cell>
          <table:table-cell table:style-name="ce10" table:formula="of:=[.F10]/[.F16]" office:value-type="float" office:value="0.439024390243902" calcext:value-type="float">
            <text:p>0,439024390243902</text:p>
          </table:table-cell>
          <table:table-cell table:style-name="ce10" table:formula="of:=[.G10]/[.G16]" office:value-type="float" office:value="0.380952380952381" calcext:value-type="float">
            <text:p>0,380952380952381</text:p>
          </table:table-cell>
          <table:table-cell/>
          <table:table-cell table:style-name="ce10" table:formula="of:=[.C30]+[.D30]+[.E30]+[.F30]+[.G30]" office:value-type="float" office:value="2.08106222727653" calcext:value-type="float">
            <text:p>2,08106222727653</text:p>
          </table:table-cell>
        </table:table-row>
        <table:table-row table:style-name="ro1">
          <table:table-cell/>
          <table:table-cell table:style-name="ce3" office:value-type="string" calcext:value-type="string">
            <text:p>Leistung</text:p>
          </table:table-cell>
          <table:table-cell table:style-name="ce10" table:formula="of:=[.C11]/[.C16]" office:value-type="float" office:value="0.0875912408759124" calcext:value-type="float">
            <text:p>0,0875912408759124</text:p>
          </table:table-cell>
          <table:table-cell table:style-name="ce10" table:formula="of:=[.D11]/[.D16]" office:value-type="float" office:value="0.0666666666666667" calcext:value-type="float">
            <text:p>0,0666666666666667</text:p>
          </table:table-cell>
          <table:table-cell table:style-name="ce10" table:formula="of:=[.E11]/[.E16]" office:value-type="float" office:value="0.0612244897959184" calcext:value-type="float">
            <text:p>0,0612244897959184</text:p>
          </table:table-cell>
          <table:table-cell table:style-name="ce10" table:formula="of:=[.F11]/[.F16]" office:value-type="float" office:value="0.048780487804878" calcext:value-type="float">
            <text:p>0,048780487804878</text:p>
          </table:table-cell>
          <table:table-cell table:style-name="ce10" table:formula="of:=[.G11]/[.G16]" office:value-type="float" office:value="0.0476190476190476" calcext:value-type="float">
            <text:p>0,0476190476190476</text:p>
          </table:table-cell>
          <table:table-cell/>
          <table:table-cell table:style-name="ce10" table:formula="of:=[.C31]+[.D31]+[.E31]+[.F31]+[.G31]" office:value-type="float" office:value="0.311881932762423" calcext:value-type="float">
            <text:p>0,311881932762423</text:p>
          </table:table-cell>
        </table:table-row>
        <table:table-row table:style-name="ro1">
          <table:table-cell/>
          <table:table-cell table:style-name="ce3" office:value-type="string" calcext:value-type="string">
            <text:p>Sicherheit</text:p>
          </table:table-cell>
          <table:table-cell table:style-name="ce10" table:formula="of:=[.C12]/[.C16]" office:value-type="float" office:value="0.218978102189781" calcext:value-type="float">
            <text:p>0,218978102189781</text:p>
          </table:table-cell>
          <table:table-cell table:style-name="ce10" table:formula="of:=[.D12]/[.D16]" office:value-type="float" office:value="0.266666666666667" calcext:value-type="float">
            <text:p>0,266666666666667</text:p>
          </table:table-cell>
          <table:table-cell table:style-name="ce10" table:formula="of:=[.E12]/[.E16]" office:value-type="float" office:value="0.244897959183674" calcext:value-type="float">
            <text:p>0,244897959183674</text:p>
          </table:table-cell>
          <table:table-cell table:style-name="ce10" table:formula="of:=[.F12]/[.F16]" office:value-type="float" office:value="0.292682926829268" calcext:value-type="float">
            <text:p>0,292682926829268</text:p>
          </table:table-cell>
          <table:table-cell table:style-name="ce10" table:formula="of:=[.G12]/[.G16]" office:value-type="float" office:value="0.285714285714286" calcext:value-type="float">
            <text:p>0,285714285714286</text:p>
          </table:table-cell>
          <table:table-cell/>
          <table:table-cell table:style-name="ce10" table:formula="of:=[.C32]+[.D32]+[.E32]+[.F32]+[.G32]" office:value-type="float" office:value="1.30893994058368" calcext:value-type="float">
            <text:p>1,30893994058368</text:p>
          </table:table-cell>
        </table:table-row>
        <table:table-row table:style-name="ro1">
          <table:table-cell/>
          <table:table-cell table:style-name="ce3" office:value-type="string" calcext:value-type="string">
            <text:p>Zukunftssicherheit</text:p>
          </table:table-cell>
          <table:table-cell table:style-name="ce10" table:formula="of:=[.C13]/[.C16]" office:value-type="float" office:value="0.145985401459854" calcext:value-type="float">
            <text:p>0,145985401459854</text:p>
          </table:table-cell>
          <table:table-cell table:style-name="ce10" table:formula="of:=[.D13]/[.D16]" office:value-type="float" office:value="0.2" calcext:value-type="float">
            <text:p>0,2</text:p>
          </table:table-cell>
          <table:table-cell table:style-name="ce10" table:formula="of:=[.E13]/[.E16]" office:value-type="float" office:value="0.122448979591837" calcext:value-type="float">
            <text:p>0,122448979591837</text:p>
          </table:table-cell>
          <table:table-cell table:style-name="ce10" table:formula="of:=[.F13]/[.F16]" office:value-type="float" office:value="0.146341463414634" calcext:value-type="float">
            <text:p>0,146341463414634</text:p>
          </table:table-cell>
          <table:table-cell table:style-name="ce10" table:formula="of:=[.G13]/[.G16]" office:value-type="float" office:value="0.19047619047619" calcext:value-type="float">
            <text:p>0,19047619047619</text:p>
          </table:table-cell>
          <table:table-cell/>
          <table:table-cell table:style-name="ce10" table:formula="of:=[.C33]+[.D33]+[.E33]+[.F33]+[.G33]" office:value-type="float" office:value="0.805252034942515" calcext:value-type="float">
            <text:p>0,805252034942515</text:p>
          </table:table-cell>
        </table:table-row>
        <table:table-row table:style-name="ro1">
          <table:table-cell/>
          <table:table-cell table:style-name="ce3" office:value-type="string" calcext:value-type="string">
            <text:p>Implementierungsaufwand</text:p>
          </table:table-cell>
          <table:table-cell table:style-name="ce10" table:formula="of:=[.C14]/[.C16]" office:value-type="float" office:value="0.109489051094891" calcext:value-type="float">
            <text:p>0,109489051094891</text:p>
          </table:table-cell>
          <table:table-cell table:style-name="ce10" table:formula="of:=[.D14]/[.D16]" office:value-type="float" office:value="0.133333333333333" calcext:value-type="float">
            <text:p>0,133333333333333</text:p>
          </table:table-cell>
          <table:table-cell table:style-name="ce10" table:formula="of:=[.E14]/[.E16]" office:value-type="float" office:value="0.0816326530612245" calcext:value-type="float">
            <text:p>0,0816326530612245</text:p>
          </table:table-cell>
          <table:table-cell table:style-name="ce10" table:formula="of:=[.F14]/[.F16]" office:value-type="float" office:value="0.0731707317073171" calcext:value-type="float">
            <text:p>0,0731707317073171</text:p>
          </table:table-cell>
          <table:table-cell table:style-name="ce10" table:formula="of:=[.G14]/[.G16]" office:value-type="float" office:value="0.0952380952380952" calcext:value-type="float">
            <text:p>0,0952380952380952</text:p>
          </table:table-cell>
          <table:table-cell/>
          <table:table-cell table:style-name="ce10" table:formula="of:=[.C34]+[.D34]+[.E34]+[.F34]+[.G34]" office:value-type="float" office:value="0.492863864434861" calcext:value-type="float">
            <text:p>0,49286386443486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Gewichte (w_j)</text:p>
          </table:table-cell>
          <table:table-cell table:style-name="ce10" table:formula="of:=[.I30]/5" office:value-type="float" office:value="0.416212445455305" calcext:value-type="float">
            <text:p>0,416212445455305</text:p>
          </table:table-cell>
          <table:table-cell table:style-name="ce10" table:formula="of:=[.I31]/5" office:value-type="float" office:value="0.0623763865524846" calcext:value-type="float">
            <text:p>0,0623763865524846</text:p>
          </table:table-cell>
          <table:table-cell table:style-name="ce10" table:formula="of:=[.I32]/5" office:value-type="float" office:value="0.261787988116735" calcext:value-type="float">
            <text:p>0,261787988116735</text:p>
          </table:table-cell>
          <table:table-cell table:style-name="ce10" table:formula="of:=[.I33]/5" office:value-type="float" office:value="0.161050406988503" calcext:value-type="float">
            <text:p>0,161050406988503</text:p>
          </table:table-cell>
          <table:table-cell table:style-name="ce10" table:formula="of:=[.I34]/5" office:value-type="float" office:value="0.0985727728869721" calcext:value-type="float">
            <text:p>0,0985727728869721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20" office:value-type="string" calcext:value-type="string" table:number-columns-spanned="8" table:number-rows-spanned="1">
            <text:p>Konsistenzprüfung</text:p>
          </table:table-cell>
          <table:covered-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Funktionalität</text:p>
          </table:table-cell>
          <table:table-cell table:style-name="ce8" office:value-type="string" calcext:value-type="string">
            <text:p>Leistung</text:p>
          </table:table-cell>
          <table:table-cell table:style-name="ce8" office:value-type="string" calcext:value-type="string">
            <text:p>Sicherheit</text:p>
          </table:table-cell>
          <table:table-cell table:style-name="ce8" office:value-type="string" calcext:value-type="string">
            <text:p>Zukunftssicherheit</text:p>
          </table:table-cell>
          <table:table-cell table:style-name="ce8" office:value-type="string" calcext:value-type="string">
            <text:p>Implementierungsaufwand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Funktionalität</text:p>
          </table:table-cell>
          <table:table-cell table:style-name="ce10" table:formula="of:=[.C10]*[.C36]" office:value-type="float" office:value="0.416212445455305" calcext:value-type="float">
            <text:p>0,416212445455305</text:p>
          </table:table-cell>
          <table:table-cell table:style-name="ce10" table:formula="of:=[.D10]*[.D36]" office:value-type="float" office:value="0.311881932762423" calcext:value-type="float">
            <text:p>0,311881932762423</text:p>
          </table:table-cell>
          <table:table-cell table:style-name="ce10" table:formula="of:=[.E10]*[.E36]" office:value-type="float" office:value="0.52357597623347" calcext:value-type="float">
            <text:p>0,52357597623347</text:p>
          </table:table-cell>
          <table:table-cell table:style-name="ce10" table:formula="of:=[.F10]*[.F36]" office:value-type="float" office:value="0.483151220965509" calcext:value-type="float">
            <text:p>0,483151220965509</text:p>
          </table:table-cell>
          <table:table-cell table:style-name="ce10" table:formula="of:=[.G10]*[.G36]" office:value-type="float" office:value="0.394291091547889" calcext:value-type="float">
            <text:p>0,394291091547889</text:p>
          </table:table-cell>
          <table:table-cell/>
          <table:table-cell table:style-name="ce12" table:formula="of:=[.C45]+[.D45]+[.E45]+[.F45]+[.G45]" office:value-type="float" office:value="2.1291126669646" calcext:value-type="float">
            <text:p>2,1291126669646</text:p>
          </table:table-cell>
        </table:table-row>
        <table:table-row table:style-name="ro1">
          <table:table-cell/>
          <table:table-cell table:style-name="ce3" office:value-type="string" calcext:value-type="string">
            <text:p>Leistung</text:p>
          </table:table-cell>
          <table:table-cell table:style-name="ce10" table:formula="of:=[.C11]*[.C36]" office:value-type="float" office:value="0.083242489091061" calcext:value-type="float">
            <text:p>0,083242489091061</text:p>
          </table:table-cell>
          <table:table-cell table:style-name="ce10" table:formula="of:=[.D11]*[.D36]" office:value-type="float" office:value="0.0623763865524846" calcext:value-type="float">
            <text:p>0,0623763865524846</text:p>
          </table:table-cell>
          <table:table-cell table:style-name="ce10" table:formula="of:=[.E11]*[.E36]" office:value-type="float" office:value="0.0654469970291838" calcext:value-type="float">
            <text:p>0,0654469970291838</text:p>
          </table:table-cell>
          <table:table-cell table:style-name="ce10" table:formula="of:=[.F11]*[.F36]" office:value-type="float" office:value="0.0536834689961677" calcext:value-type="float">
            <text:p>0,0536834689961677</text:p>
          </table:table-cell>
          <table:table-cell table:style-name="ce10" table:formula="of:=[.G11]*[.G36]" office:value-type="float" office:value="0.0492863864434861" calcext:value-type="float">
            <text:p>0,0492863864434861</text:p>
          </table:table-cell>
          <table:table-cell/>
          <table:table-cell table:style-name="ce12" table:formula="of:=[.C46]+[.D46]+[.E46]+[.F46]+[.G46]" office:value-type="float" office:value="0.314035728112383" calcext:value-type="float">
            <text:p>0,314035728112383</text:p>
          </table:table-cell>
        </table:table-row>
        <table:table-row table:style-name="ro1">
          <table:table-cell/>
          <table:table-cell table:style-name="ce3" office:value-type="string" calcext:value-type="string">
            <text:p>Sicherheit</text:p>
          </table:table-cell>
          <table:table-cell table:style-name="ce10" table:formula="of:=[.C12]*[.C36]" office:value-type="float" office:value="0.208106222727653" calcext:value-type="float">
            <text:p>0,208106222727653</text:p>
          </table:table-cell>
          <table:table-cell table:style-name="ce10" table:formula="of:=[.D12]*[.D36]" office:value-type="float" office:value="0.249505546209938" calcext:value-type="float">
            <text:p>0,249505546209938</text:p>
          </table:table-cell>
          <table:table-cell table:style-name="ce10" table:formula="of:=[.E12]*[.E36]" office:value-type="float" office:value="0.261787988116735" calcext:value-type="float">
            <text:p>0,261787988116735</text:p>
          </table:table-cell>
          <table:table-cell table:style-name="ce10" table:formula="of:=[.F12]*[.F36]" office:value-type="float" office:value="0.322100813977006" calcext:value-type="float">
            <text:p>0,322100813977006</text:p>
          </table:table-cell>
          <table:table-cell table:style-name="ce10" table:formula="of:=[.G12]*[.G36]" office:value-type="float" office:value="0.295718318660916" calcext:value-type="float">
            <text:p>0,295718318660916</text:p>
          </table:table-cell>
          <table:table-cell/>
          <table:table-cell table:style-name="ce12" table:formula="of:=[.C47]+[.D47]+[.E47]+[.F47]+[.G47]" office:value-type="float" office:value="1.33721888969225" calcext:value-type="float">
            <text:p>1,33721888969225</text:p>
          </table:table-cell>
        </table:table-row>
        <table:table-row table:style-name="ro1">
          <table:table-cell/>
          <table:table-cell table:style-name="ce3" office:value-type="string" calcext:value-type="string">
            <text:p>Zukunftssicherheit</text:p>
          </table:table-cell>
          <table:table-cell table:style-name="ce10" table:formula="of:=[.C13]*[.C36]" office:value-type="float" office:value="0.138737481818435" calcext:value-type="float">
            <text:p>0,138737481818435</text:p>
          </table:table-cell>
          <table:table-cell table:style-name="ce10" table:formula="of:=[.D13]*[.D36]" office:value-type="float" office:value="0.187129159657454" calcext:value-type="float">
            <text:p>0,187129159657454</text:p>
          </table:table-cell>
          <table:table-cell table:style-name="ce10" table:formula="of:=[.E13]*[.E36]" office:value-type="float" office:value="0.130893994058368" calcext:value-type="float">
            <text:p>0,130893994058368</text:p>
          </table:table-cell>
          <table:table-cell table:style-name="ce10" table:formula="of:=[.F13]*[.F36]" office:value-type="float" office:value="0.161050406988503" calcext:value-type="float">
            <text:p>0,161050406988503</text:p>
          </table:table-cell>
          <table:table-cell table:style-name="ce10" table:formula="of:=[.G13]*[.G36]" office:value-type="float" office:value="0.197145545773944" calcext:value-type="float">
            <text:p>0,197145545773944</text:p>
          </table:table-cell>
          <table:table-cell/>
          <table:table-cell table:style-name="ce12" table:formula="of:=[.C48]+[.D48]+[.E48]+[.F48]+[.G48]" office:value-type="float" office:value="0.814956588296704" calcext:value-type="float">
            <text:p>0,814956588296704</text:p>
          </table:table-cell>
        </table:table-row>
        <table:table-row table:style-name="ro1">
          <table:table-cell/>
          <table:table-cell table:style-name="ce3" office:value-type="string" calcext:value-type="string">
            <text:p>Implementierungsaufwand</text:p>
          </table:table-cell>
          <table:table-cell table:style-name="ce10" table:formula="of:=[.C14]*[.C36]" office:value-type="float" office:value="0.104053111363826" calcext:value-type="float">
            <text:p>0,104053111363826</text:p>
          </table:table-cell>
          <table:table-cell table:style-name="ce10" table:formula="of:=[.D14]*[.D36]" office:value-type="float" office:value="0.124752773104969" calcext:value-type="float">
            <text:p>0,124752773104969</text:p>
          </table:table-cell>
          <table:table-cell table:style-name="ce10" table:formula="of:=[.E14]*[.E36]" office:value-type="float" office:value="0.0872626627055783" calcext:value-type="float">
            <text:p>0,0872626627055783</text:p>
          </table:table-cell>
          <table:table-cell table:style-name="ce10" table:formula="of:=[.F14]*[.F36]" office:value-type="float" office:value="0.0805252034942516" calcext:value-type="float">
            <text:p>0,0805252034942516</text:p>
          </table:table-cell>
          <table:table-cell table:style-name="ce10" table:formula="of:=[.G14]*[.G36]" office:value-type="float" office:value="0.0985727728869721" calcext:value-type="float">
            <text:p>0,0985727728869721</text:p>
          </table:table-cell>
          <table:table-cell/>
          <table:table-cell table:style-name="ce12" table:formula="of:=[.C49]+[.D49]+[.E49]+[.F49]+[.G49]" office:value-type="float" office:value="0.495166523555598" calcext:value-type="float">
            <text:p>0,495166523555598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Funktionalität</text:p>
          </table:table-cell>
          <table:table-cell table:style-name="ce8" office:value-type="string" calcext:value-type="string">
            <text:p>Leistung</text:p>
          </table:table-cell>
          <table:table-cell table:style-name="ce8" office:value-type="string" calcext:value-type="string">
            <text:p>Sicherheit</text:p>
          </table:table-cell>
          <table:table-cell table:style-name="ce8" office:value-type="string" calcext:value-type="string">
            <text:p>Zukunftssicherheit</text:p>
          </table:table-cell>
          <table:table-cell table:style-name="ce8" office:value-type="string" calcext:value-type="string">
            <text:p>Implementierungsaufwand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Funktionalität</text:p>
          </table:table-cell>
          <table:table-cell table:style-name="ce10" table:formula="of:=[.C45]" office:value-type="float" office:value="0.416212445455305" calcext:value-type="float">
            <text:p>0,416212445455305</text:p>
          </table:table-cell>
          <table:table-cell table:style-name="ce10" table:number-columns-repeated="4"/>
          <table:table-cell/>
          <table:table-cell table:style-name="ce12" table:formula="of:=[.I45]/[.C54]" office:value-type="float" office:value="5.11544690749338" calcext:value-type="float">
            <text:p>5,11544690749338</text:p>
          </table:table-cell>
        </table:table-row>
        <table:table-row table:style-name="ro1">
          <table:table-cell/>
          <table:table-cell table:style-name="ce3" office:value-type="string" calcext:value-type="string">
            <text:p>Leistung</text:p>
          </table:table-cell>
          <table:table-cell table:style-name="ce10"/>
          <table:table-cell table:style-name="ce10" table:formula="of:=[.D46]" office:value-type="float" office:value="0.0623763865524846" calcext:value-type="float">
            <text:p>0,0623763865524846</text:p>
          </table:table-cell>
          <table:table-cell table:style-name="ce10" table:number-columns-repeated="3"/>
          <table:table-cell/>
          <table:table-cell table:style-name="ce12" table:formula="of:=[.I46]/[.D55]" office:value-type="float" office:value="5.03452901761387" calcext:value-type="float">
            <text:p>5,03452901761387</text:p>
          </table:table-cell>
        </table:table-row>
        <table:table-row table:style-name="ro1">
          <table:table-cell/>
          <table:table-cell table:style-name="ce3" office:value-type="string" calcext:value-type="string">
            <text:p>Sicherheit</text:p>
          </table:table-cell>
          <table:table-cell table:style-name="ce10" table:number-columns-repeated="2"/>
          <table:table-cell table:style-name="ce10" table:formula="of:=[.E47]" office:value-type="float" office:value="0.261787988116735" calcext:value-type="float">
            <text:p>0,261787988116735</text:p>
          </table:table-cell>
          <table:table-cell table:style-name="ce10" table:number-columns-repeated="2"/>
          <table:table-cell/>
          <table:table-cell table:style-name="ce12" table:formula="of:=[.I47]/[.E56]" office:value-type="float" office:value="5.10802233254478" calcext:value-type="float">
            <text:p>5,10802233254478</text:p>
          </table:table-cell>
        </table:table-row>
        <table:table-row table:style-name="ro1">
          <table:table-cell/>
          <table:table-cell table:style-name="ce3" office:value-type="string" calcext:value-type="string">
            <text:p>Zukunftssicherheit</text:p>
          </table:table-cell>
          <table:table-cell table:style-name="ce10" table:number-columns-repeated="3"/>
          <table:table-cell table:style-name="ce10" table:formula="of:=[.F48]" office:value-type="float" office:value="0.161050406988503" calcext:value-type="float">
            <text:p>0,161050406988503</text:p>
          </table:table-cell>
          <table:table-cell table:style-name="ce10"/>
          <table:table-cell/>
          <table:table-cell table:style-name="ce12" table:formula="of:=[.I48]/[.F57]" office:value-type="float" office:value="5.06025786296138" calcext:value-type="float">
            <text:p>5,06025786296138</text:p>
          </table:table-cell>
        </table:table-row>
        <table:table-row table:style-name="ro1">
          <table:table-cell/>
          <table:table-cell table:style-name="ce3" office:value-type="string" calcext:value-type="string">
            <text:p>Implementierungsaufwand</text:p>
          </table:table-cell>
          <table:table-cell table:style-name="ce10" table:number-columns-repeated="4"/>
          <table:table-cell table:style-name="ce10" table:formula="of:=[.G49]" office:value-type="float" office:value="0.0985727728869721" calcext:value-type="float">
            <text:p>0,0985727728869721</text:p>
          </table:table-cell>
          <table:table-cell/>
          <table:table-cell table:style-name="ce12" table:formula="of:=[.I49]/[.G58]" office:value-type="float" office:value="5.02335999133734" calcext:value-type="float">
            <text:p>5,023359991337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I54]+[.I55]+[.I56]+[.I57]+[.I58])/5" office:value-type="float" office:value="5.06832322239015" calcext:value-type="float">
            <text:p>5,06832322239015</text:p>
          </table:table-cell>
          <table:table-cell table:number-columns-repeated="4"/>
          <table:table-cell table:style-name="ce29"/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60]-5)/(5-1)" office:value-type="float" office:value="0.0170808055975367" calcext:value-type="float">
            <text:p>0,0170808055975367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13" table:formula="of:=[.C65]/1.11" office:value-type="float" office:value="0.0153881131509339" calcext:value-type="float">
            <text:p>0,0153881131509339</text:p>
          </table:table-cell>
          <table:table-cell table:number-columns-repeated="6"/>
        </table:table-row>
        <table:table-row table:style-name="ro1" table:number-rows-repeated="1048505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AHP Oberkriterien'.C70:'AHP Oberkriterien'.C70">
            <calcext:condition calcext:apply-style-name="AHP negativ" calcext:value="&gt;0.1" calcext:base-cell-address="'AHP Oberkriterien'.C70"/>
            <calcext:condition calcext:apply-style-name="AHP positiv" calcext:value="&lt;0.1" calcext:base-cell-address="'AHP Oberkriterien'.C70"/>
          </calcext:conditional-format>
          <calcext:conditional-format calcext:target-range-address="'AHP Oberkriterien'.C70:'AHP Oberkriterien'.C70">
            <calcext:condition calcext:apply-style-name="Accent 1" calcext:value="&lt;0.1" calcext:base-cell-address="'AHP Oberkriterien'.C70"/>
            <calcext:condition calcext:apply-style-name="AHP positiv" calcext:value="&lt;0.1" calcext:base-cell-address="'AHP Oberkriterien'.C70"/>
          </calcext:conditional-format>
        </calcext:conditional-formats>
      </table:table>
      <table:table table:name="AHP Funktionalität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21"/>
        <table:table-column table:style-name="co5" table:number-columns-repeated="2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Berechnung der Gewichte (Funktionalität)</text:p>
          </table:table-cell>
          <table:covered-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Datenerfassung</text:p>
          </table:table-cell>
          <table:table-cell table:style-name="ce8" office:value-type="string" calcext:value-type="string">
            <text:p>Alarmierung</text:p>
          </table:table-cell>
          <table:table-cell table:style-name="ce8" office:value-type="string" calcext:value-type="string">
            <text:p>Anpassbarkei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erfassung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larmierung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npassbarkeit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" office:value-type="float" office:value="1.83333333333333" calcext:value-type="float">
            <text:p>1,83333333333333</text:p>
          </table:table-cell>
          <table:table-cell table:style-name="ce10" table:formula="of:=[.D10]+[.D11]+[.D12]" office:value-type="float" office:value="3.5" calcext:value-type="float">
            <text:p>3,5</text:p>
          </table:table-cell>
          <table:table-cell table:style-name="ce10" table:formula="of:=[.E10]+[.E11]+[.E12]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Datenerfassung</text:p>
          </table:table-cell>
          <table:table-cell table:style-name="ce8" office:value-type="string" calcext:value-type="string">
            <text:p>Alarmierung</text:p>
          </table:table-cell>
          <table:table-cell table:style-name="ce8" office:value-type="string" calcext:value-type="string">
            <text:p>Anpassbarkeit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formula="of:=[.C10]/[.C14]" office:value-type="float" office:value="0.545454545454546" calcext:value-type="float">
            <text:p>0,545454545454546</text:p>
          </table:table-cell>
          <table:table-cell table:style-name="ce10" table:formula="of:=[.D10]/[.D14]" office:value-type="float" office:value="0.571428571428571" calcext:value-type="float">
            <text:p>0,571428571428571</text:p>
          </table:table-cell>
          <table:table-cell table:style-name="ce10" table:formula="of:=[.E10]/[.E14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formula="of:=[.C11]/[.C14]" office:value-type="float" office:value="0.272727272727273" calcext:value-type="float">
            <text:p>0,272727272727273</text:p>
          </table:table-cell>
          <table:table-cell table:style-name="ce10" table:formula="of:=[.D11]/[.D14]" office:value-type="float" office:value="0.285714285714286" calcext:value-type="float">
            <text:p>0,285714285714286</text:p>
          </table:table-cell>
          <table:table-cell table:style-name="ce10" table:formula="of:=[.E11]/[.E14]" office:value-type="float" office:value="0.333333333333333" calcext:value-type="float">
            <text:p>0,333333333333333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10" table:formula="of:=[.C12]/[.C14]" office:value-type="float" office:value="0.181818181818182" calcext:value-type="float">
            <text:p>0,181818181818182</text:p>
          </table:table-cell>
          <table:table-cell table:style-name="ce10" table:formula="of:=[.D12]/[.D14]" office:value-type="float" office:value="0.142857142857143" calcext:value-type="float">
            <text:p>0,142857142857143</text:p>
          </table:table-cell>
          <table:table-cell table:style-name="ce10" table:formula="of:=[.E12]/[.E14]" office:value-type="float" office:value="0.166666666666667" calcext:value-type="float">
            <text:p>0,16666666666666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Datenerfassung</text:p>
          </table:table-cell>
          <table:table-cell table:style-name="ce8" office:value-type="string" calcext:value-type="string">
            <text:p>Alarmierung</text:p>
          </table:table-cell>
          <table:table-cell table:style-name="ce8" office:value-type="string" calcext:value-type="string">
            <text:p>Anpassbarkeit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Datenerfassung</text:p>
          </table:table-cell>
          <table:table-cell table:style-name="ce10" table:formula="of:=[.C10]/[.C14]" office:value-type="float" office:value="0.545454545454546" calcext:value-type="float">
            <text:p>0,545454545454546</text:p>
          </table:table-cell>
          <table:table-cell table:style-name="ce10" table:formula="of:=[.D10]/[.D14]" office:value-type="float" office:value="0.571428571428571" calcext:value-type="float">
            <text:p>0,571428571428571</text:p>
          </table:table-cell>
          <table:table-cell table:style-name="ce10" table:formula="of:=[.E10]/[.E14]" office:value-type="float" office:value="0.5" calcext:value-type="float">
            <text:p>0,5</text:p>
          </table:table-cell>
          <table:table-cell/>
          <table:table-cell table:style-name="ce10" table:formula="of:=[.C26]+[.D26]+[.E26]" office:value-type="float" office:value="1.61688311688312" calcext:value-type="float">
            <text:p>1,61688311688312</text:p>
          </table:table-cell>
        </table:table-row>
        <table:table-row table:style-name="ro1">
          <table:table-cell/>
          <table:table-cell table:style-name="ce3" office:value-type="string" calcext:value-type="string">
            <text:p>Alarmierung</text:p>
          </table:table-cell>
          <table:table-cell table:style-name="ce10" table:formula="of:=[.C11]/[.C14]" office:value-type="float" office:value="0.272727272727273" calcext:value-type="float">
            <text:p>0,272727272727273</text:p>
          </table:table-cell>
          <table:table-cell table:style-name="ce10" table:formula="of:=[.D11]/[.D14]" office:value-type="float" office:value="0.285714285714286" calcext:value-type="float">
            <text:p>0,285714285714286</text:p>
          </table:table-cell>
          <table:table-cell table:style-name="ce10" table:formula="of:=[.E11]/[.E14]" office:value-type="float" office:value="0.333333333333333" calcext:value-type="float">
            <text:p>0,333333333333333</text:p>
          </table:table-cell>
          <table:table-cell/>
          <table:table-cell table:style-name="ce10" table:formula="of:=[.C27]+[.D27]+[.E27]" office:value-type="float" office:value="0.891774891774892" calcext:value-type="float">
            <text:p>0,891774891774892</text:p>
          </table:table-cell>
        </table:table-row>
        <table:table-row table:style-name="ro1">
          <table:table-cell/>
          <table:table-cell table:style-name="ce3" office:value-type="string" calcext:value-type="string">
            <text:p>Anpassbarkeit</text:p>
          </table:table-cell>
          <table:table-cell table:style-name="ce10" table:formula="of:=[.C12]/[.C14]" office:value-type="float" office:value="0.181818181818182" calcext:value-type="float">
            <text:p>0,181818181818182</text:p>
          </table:table-cell>
          <table:table-cell table:style-name="ce10" table:formula="of:=[.D12]/[.D14]" office:value-type="float" office:value="0.142857142857143" calcext:value-type="float">
            <text:p>0,142857142857143</text:p>
          </table:table-cell>
          <table:table-cell table:style-name="ce10" table:formula="of:=[.E12]/[.E14]" office:value-type="float" office:value="0.166666666666667" calcext:value-type="float">
            <text:p>0,166666666666667</text:p>
          </table:table-cell>
          <table:table-cell/>
          <table:table-cell table:style-name="ce10" table:formula="of:=[.C28]+[.D28]+[.E28]" office:value-type="float" office:value="0.491341991341991" calcext:value-type="float">
            <text:p>0,49134199134199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ewichte (w_j)</text:p>
          </table:table-cell>
          <table:table-cell table:style-name="ce10" table:formula="of:=[.G26]/3" office:value-type="float" office:value="0.538961038961039" calcext:value-type="float">
            <text:p>0,538961038961039</text:p>
          </table:table-cell>
          <table:table-cell table:style-name="ce10" table:formula="of:=[.G27]/3" office:value-type="float" office:value="0.297258297258297" calcext:value-type="float">
            <text:p>0,297258297258297</text:p>
          </table:table-cell>
          <table:table-cell table:style-name="ce10" table:formula="of:=[.G28]/3" office:value-type="float" office:value="0.163780663780664" calcext:value-type="float">
            <text:p>0,16378066378066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Konsistenzprüfung</text:p>
          </table:table-cell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Datenerfassung</text:p>
          </table:table-cell>
          <table:table-cell table:style-name="ce8" office:value-type="string" calcext:value-type="string">
            <text:p>Alarmierung</text:p>
          </table:table-cell>
          <table:table-cell table:style-name="ce8" office:value-type="string" calcext:value-type="string">
            <text:p>Anpassbarkeit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Datenerfassung</text:p>
          </table:table-cell>
          <table:table-cell table:style-name="ce10" table:formula="of:=[.C10]*[.C30]" office:value-type="float" office:value="0.538961038961039" calcext:value-type="float">
            <text:p>0,538961038961039</text:p>
          </table:table-cell>
          <table:table-cell table:style-name="ce10" table:formula="of:=[.D10]*[.D30]" office:value-type="float" office:value="0.594516594516595" calcext:value-type="float">
            <text:p>0,594516594516595</text:p>
          </table:table-cell>
          <table:table-cell table:style-name="ce10" table:formula="of:=[.E10]*[.E30]" office:value-type="float" office:value="0.491341991341991" calcext:value-type="float">
            <text:p>0,491341991341991</text:p>
          </table:table-cell>
          <table:table-cell/>
          <table:table-cell table:style-name="ce12" table:formula="of:=[.C39]+[.D39]+[.E39]" office:value-type="float" office:value="1.62481962481963" calcext:value-type="float">
            <text:p>1,62481962481963</text:p>
          </table:table-cell>
        </table:table-row>
        <table:table-row table:style-name="ro1">
          <table:table-cell/>
          <table:table-cell table:style-name="ce3" office:value-type="string" calcext:value-type="string">
            <text:p>Alarmierung</text:p>
          </table:table-cell>
          <table:table-cell table:style-name="ce10" table:formula="of:=[.C11]*[.C30]" office:value-type="float" office:value="0.26948051948052" calcext:value-type="float">
            <text:p>0,26948051948052</text:p>
          </table:table-cell>
          <table:table-cell table:style-name="ce10" table:formula="of:=[.D11]*[.D30]" office:value-type="float" office:value="0.297258297258297" calcext:value-type="float">
            <text:p>0,297258297258297</text:p>
          </table:table-cell>
          <table:table-cell table:style-name="ce10" table:formula="of:=[.E11]*[.E30]" office:value-type="float" office:value="0.327561327561328" calcext:value-type="float">
            <text:p>0,327561327561328</text:p>
          </table:table-cell>
          <table:table-cell/>
          <table:table-cell table:style-name="ce12" table:formula="of:=[.C40]+[.D40]+[.E40]" office:value-type="float" office:value="0.894300144300144" calcext:value-type="float">
            <text:p>0,894300144300144</text:p>
          </table:table-cell>
        </table:table-row>
        <table:table-row table:style-name="ro1">
          <table:table-cell/>
          <table:table-cell table:style-name="ce3" office:value-type="string" calcext:value-type="string">
            <text:p>Anpassbarkeit</text:p>
          </table:table-cell>
          <table:table-cell table:style-name="ce10" table:formula="of:=[.C12]*[.C30]" office:value-type="float" office:value="0.17965367965368" calcext:value-type="float">
            <text:p>0,17965367965368</text:p>
          </table:table-cell>
          <table:table-cell table:style-name="ce10" table:formula="of:=[.D12]*[.D30]" office:value-type="float" office:value="0.148629148629149" calcext:value-type="float">
            <text:p>0,148629148629149</text:p>
          </table:table-cell>
          <table:table-cell table:style-name="ce10" table:formula="of:=[.E12]*[.E30]" office:value-type="float" office:value="0.163780663780664" calcext:value-type="float">
            <text:p>0,163780663780664</text:p>
          </table:table-cell>
          <table:table-cell/>
          <table:table-cell table:style-name="ce12" table:formula="of:=[.C41]+[.D41]+[.E41]" office:value-type="float" office:value="0.492063492063492" calcext:value-type="float">
            <text:p>0,49206349206349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Datenerfassung</text:p>
          </table:table-cell>
          <table:table-cell table:style-name="ce8" office:value-type="string" calcext:value-type="string">
            <text:p>Alarmierung</text:p>
          </table:table-cell>
          <table:table-cell table:style-name="ce8" office:value-type="string" calcext:value-type="string">
            <text:p>Anpassbarkeit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Datenerfassung</text:p>
          </table:table-cell>
          <table:table-cell table:style-name="ce10" table:formula="of:=[.C39]" office:value-type="float" office:value="0.538961038961039" calcext:value-type="float">
            <text:p>0,538961038961039</text:p>
          </table:table-cell>
          <table:table-cell table:style-name="ce10" table:number-columns-repeated="2"/>
          <table:table-cell/>
          <table:table-cell table:style-name="ce12" table:formula="of:=[.G39]/[.C46]" office:value-type="float" office:value="3.01472556894244" calcext:value-type="float">
            <text:p>3,01472556894244</text:p>
          </table:table-cell>
        </table:table-row>
        <table:table-row table:style-name="ro1">
          <table:table-cell/>
          <table:table-cell table:style-name="ce3" office:value-type="string" calcext:value-type="string">
            <text:p>Alarmierung</text:p>
          </table:table-cell>
          <table:table-cell table:style-name="ce10"/>
          <table:table-cell table:style-name="ce10" table:formula="of:=[.D40]" office:value-type="float" office:value="0.297258297258297" calcext:value-type="float">
            <text:p>0,297258297258297</text:p>
          </table:table-cell>
          <table:table-cell table:style-name="ce10"/>
          <table:table-cell/>
          <table:table-cell table:style-name="ce12" table:formula="of:=[.G40]/[.D47]" office:value-type="float" office:value="3.00849514563107" calcext:value-type="float">
            <text:p>3,00849514563107</text:p>
          </table:table-cell>
        </table:table-row>
        <table:table-row table:style-name="ro1">
          <table:table-cell/>
          <table:table-cell table:style-name="ce3" office:value-type="string" calcext:value-type="string">
            <text:p>Anpassbarkeit</text:p>
          </table:table-cell>
          <table:table-cell table:style-name="ce10" table:number-columns-repeated="2"/>
          <table:table-cell table:style-name="ce10" table:formula="of:=[.E41]" office:value-type="float" office:value="0.163780663780664" calcext:value-type="float">
            <text:p>0,163780663780664</text:p>
          </table:table-cell>
          <table:table-cell/>
          <table:table-cell table:style-name="ce12" table:formula="of:=[.G41]/[.E48]" office:value-type="float" office:value="3.00440528634361" calcext:value-type="float">
            <text:p>3,004405286343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G46]+[.G47]+[.G48])/3" office:value-type="float" office:value="3.00920866697237" calcext:value-type="float">
            <text:p>3,00920866697237</text:p>
          </table:table-cell>
          <table:table-cell table:number-columns-repeated="2"/>
          <table:table-cell table:style-name="ce29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50]-3)/(3-1)" office:value-type="float" office:value="0.00460433348618605" calcext:value-type="float">
            <text:p>0,0046043334861860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27" table:formula="of:=[.C55]/0.52" office:value-type="float" office:value="0.00885448747343471" calcext:value-type="float">
            <text:p>0,00885448747343471</text:p>
          </table:table-cell>
          <table:table-cell table:number-columns-repeated="4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AHP Funktionalität'.C60:'AHP Funktionalität'.C60">
            <calcext:condition calcext:apply-style-name="AHP negativ" calcext:value="&gt;0.1" calcext:base-cell-address="'AHP Funktionalität'.C60"/>
            <calcext:condition calcext:apply-style-name="AHP positiv" calcext:value="&lt;0.1" calcext:base-cell-address="'AHP Funktionalität'.C60"/>
          </calcext:conditional-format>
          <calcext:conditional-format calcext:target-range-address="'AHP Funktionalität'.C60:'AHP Funktionalität'.C60">
            <calcext:condition calcext:apply-style-name="Accent 1" calcext:value="&lt;0.1" calcext:base-cell-address="'AHP Funktionalität'.C60"/>
            <calcext:condition calcext:apply-style-name="AHP positiv" calcext:value="&lt;0.1" calcext:base-cell-address="'AHP Funktionalität'.C60"/>
          </calcext:conditional-format>
        </calcext:conditional-formats>
      </table:table>
      <table:table table:name="AHP Datenerfassung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ce21"/>
        <table:table-column table:style-name="co5" table:number-columns-repeated="2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Berechnung der Gewichte (Datenerfassung)</text:p>
          </table:table-cell>
          <table:covered-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Anwendungen</text:p>
          </table:table-cell>
          <table:table-cell table:style-name="ce8" office:value-type="string" calcext:value-type="string">
            <text:p>Systeme</text:p>
          </table:table-cell>
          <table:table-cell table:style-name="ce8" office:value-type="string" calcext:value-type="string">
            <text:p>Datenbanke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nwendungen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ysteme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banken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" office:value-type="float" office:value="1.66666666666667" calcext:value-type="float">
            <text:p>1,66666666666667</text:p>
          </table:table-cell>
          <table:table-cell table:style-name="ce10" table:formula="of:=[.D10]+[.D11]+[.D12]" office:value-type="float" office:value="4.5" calcext:value-type="float">
            <text:p>4,5</text:p>
          </table:table-cell>
          <table:table-cell table:style-name="ce10" table:formula="of:=[.E10]+[.E11]+[.E12]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Anwendungen</text:p>
          </table:table-cell>
          <table:table-cell table:style-name="ce8" office:value-type="string" calcext:value-type="string">
            <text:p>Systeme</text:p>
          </table:table-cell>
          <table:table-cell table:style-name="ce8" office:value-type="string" calcext:value-type="string">
            <text:p>Datenbanke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nwendungen</text:p>
          </table:table-cell>
          <table:table-cell table:style-name="ce10" table:formula="of:=[.C10]/[.C14]" office:value-type="float" office:value="0.6" calcext:value-type="float">
            <text:p>0,6</text:p>
          </table:table-cell>
          <table:table-cell table:style-name="ce10" table:formula="of:=[.D10]/[.D14]" office:value-type="float" office:value="0.666666666666667" calcext:value-type="float">
            <text:p>0,666666666666667</text:p>
          </table:table-cell>
          <table:table-cell table:style-name="ce10" table:formula="of:=[.E10]/[.E14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ysteme</text:p>
          </table:table-cell>
          <table:table-cell table:style-name="ce10" table:formula="of:=[.C11]/[.C14]" office:value-type="float" office:value="0.2" calcext:value-type="float">
            <text:p>0,2</text:p>
          </table:table-cell>
          <table:table-cell table:style-name="ce10" table:formula="of:=[.D11]/[.D14]" office:value-type="float" office:value="0.222222222222222" calcext:value-type="float">
            <text:p>0,222222222222222</text:p>
          </table:table-cell>
          <table:table-cell table:style-name="ce10" table:formula="of:=[.E11]/[.E14]" office:value-type="float" office:value="0.333333333333333" calcext:value-type="float">
            <text:p>0,33333333333333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banken</text:p>
          </table:table-cell>
          <table:table-cell table:style-name="ce10" table:formula="of:=[.C12]/[.C14]" office:value-type="float" office:value="0.2" calcext:value-type="float">
            <text:p>0,2</text:p>
          </table:table-cell>
          <table:table-cell table:style-name="ce10" table:formula="of:=[.D12]/[.D14]" office:value-type="float" office:value="0.111111111111111" calcext:value-type="float">
            <text:p>0,111111111111111</text:p>
          </table:table-cell>
          <table:table-cell table:style-name="ce10" table:formula="of:=[.E12]/[.E14]" office:value-type="float" office:value="0.166666666666667" calcext:value-type="float">
            <text:p>0,16666666666666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Anwendungen</text:p>
          </table:table-cell>
          <table:table-cell table:style-name="ce8" office:value-type="string" calcext:value-type="string">
            <text:p>Systeme</text:p>
          </table:table-cell>
          <table:table-cell table:style-name="ce8" office:value-type="string" calcext:value-type="string">
            <text:p>Datenbanken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Anwendungen</text:p>
          </table:table-cell>
          <table:table-cell table:style-name="ce10" table:formula="of:=[.C10]/[.C14]" office:value-type="float" office:value="0.6" calcext:value-type="float">
            <text:p>0,6</text:p>
          </table:table-cell>
          <table:table-cell table:style-name="ce10" table:formula="of:=[.D10]/[.D14]" office:value-type="float" office:value="0.666666666666667" calcext:value-type="float">
            <text:p>0,666666666666667</text:p>
          </table:table-cell>
          <table:table-cell table:style-name="ce10" table:formula="of:=[.E10]/[.E14]" office:value-type="float" office:value="0.5" calcext:value-type="float">
            <text:p>0,5</text:p>
          </table:table-cell>
          <table:table-cell/>
          <table:table-cell table:style-name="ce10" table:formula="of:=[.C26]+[.D26]+[.E26]" office:value-type="float" office:value="1.76666666666667" calcext:value-type="float">
            <text:p>1,76666666666667</text:p>
          </table:table-cell>
        </table:table-row>
        <table:table-row table:style-name="ro1">
          <table:table-cell/>
          <table:table-cell table:style-name="ce3" office:value-type="string" calcext:value-type="string">
            <text:p>Systeme</text:p>
          </table:table-cell>
          <table:table-cell table:style-name="ce10" table:formula="of:=[.C11]/[.C14]" office:value-type="float" office:value="0.2" calcext:value-type="float">
            <text:p>0,2</text:p>
          </table:table-cell>
          <table:table-cell table:style-name="ce10" table:formula="of:=[.D11]/[.D14]" office:value-type="float" office:value="0.222222222222222" calcext:value-type="float">
            <text:p>0,222222222222222</text:p>
          </table:table-cell>
          <table:table-cell table:style-name="ce10" table:formula="of:=[.E11]/[.E14]" office:value-type="float" office:value="0.333333333333333" calcext:value-type="float">
            <text:p>0,333333333333333</text:p>
          </table:table-cell>
          <table:table-cell/>
          <table:table-cell table:style-name="ce10" table:formula="of:=[.C27]+[.D27]+[.E27]" office:value-type="float" office:value="0.755555555555556" calcext:value-type="float">
            <text:p>0,755555555555556</text:p>
          </table:table-cell>
        </table:table-row>
        <table:table-row table:style-name="ro1">
          <table:table-cell/>
          <table:table-cell table:style-name="ce3" office:value-type="string" calcext:value-type="string">
            <text:p>Datenbanken</text:p>
          </table:table-cell>
          <table:table-cell table:style-name="ce10" table:formula="of:=[.C12]/[.C14]" office:value-type="float" office:value="0.2" calcext:value-type="float">
            <text:p>0,2</text:p>
          </table:table-cell>
          <table:table-cell table:style-name="ce10" table:formula="of:=[.D12]/[.D14]" office:value-type="float" office:value="0.111111111111111" calcext:value-type="float">
            <text:p>0,111111111111111</text:p>
          </table:table-cell>
          <table:table-cell table:style-name="ce10" table:formula="of:=[.E12]/[.E14]" office:value-type="float" office:value="0.166666666666667" calcext:value-type="float">
            <text:p>0,166666666666667</text:p>
          </table:table-cell>
          <table:table-cell/>
          <table:table-cell table:style-name="ce10" table:formula="of:=[.C28]+[.D28]+[.E28]" office:value-type="float" office:value="0.477777777777778" calcext:value-type="float">
            <text:p>0,47777777777777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ewichte (w_j)</text:p>
          </table:table-cell>
          <table:table-cell table:style-name="ce10" table:formula="of:=[.G26]/3" office:value-type="float" office:value="0.588888888888889" calcext:value-type="float">
            <text:p>0,588888888888889</text:p>
          </table:table-cell>
          <table:table-cell table:style-name="ce10" table:formula="of:=[.G27]/3" office:value-type="float" office:value="0.251851851851852" calcext:value-type="float">
            <text:p>0,251851851851852</text:p>
          </table:table-cell>
          <table:table-cell table:style-name="ce10" table:formula="of:=[.G28]/3" office:value-type="float" office:value="0.159259259259259" calcext:value-type="float">
            <text:p>0,159259259259259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Konsistenzprüfung</text:p>
          </table:table-cell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Anwendungen</text:p>
          </table:table-cell>
          <table:table-cell table:style-name="ce8" office:value-type="string" calcext:value-type="string">
            <text:p>Systeme</text:p>
          </table:table-cell>
          <table:table-cell table:style-name="ce8" office:value-type="string" calcext:value-type="string">
            <text:p>Datenbanken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Anwendungen</text:p>
          </table:table-cell>
          <table:table-cell table:style-name="ce10" table:formula="of:=[.C10]*[.C30]" office:value-type="float" office:value="0.588888888888889" calcext:value-type="float">
            <text:p>0,588888888888889</text:p>
          </table:table-cell>
          <table:table-cell table:style-name="ce10" table:formula="of:=[.D10]*[.D30]" office:value-type="float" office:value="0.755555555555556" calcext:value-type="float">
            <text:p>0,755555555555556</text:p>
          </table:table-cell>
          <table:table-cell table:style-name="ce10" table:formula="of:=[.E10]*[.E30]" office:value-type="float" office:value="0.477777777777778" calcext:value-type="float">
            <text:p>0,477777777777778</text:p>
          </table:table-cell>
          <table:table-cell/>
          <table:table-cell table:style-name="ce12" table:formula="of:=[.C39]+[.D39]+[.E39]" office:value-type="float" office:value="1.82222222222222" calcext:value-type="float">
            <text:p>1,82222222222222</text:p>
          </table:table-cell>
        </table:table-row>
        <table:table-row table:style-name="ro1">
          <table:table-cell/>
          <table:table-cell table:style-name="ce3" office:value-type="string" calcext:value-type="string">
            <text:p>Systeme</text:p>
          </table:table-cell>
          <table:table-cell table:style-name="ce10" table:formula="of:=[.C11]*[.C30]" office:value-type="float" office:value="0.196296296296296" calcext:value-type="float">
            <text:p>0,196296296296296</text:p>
          </table:table-cell>
          <table:table-cell table:style-name="ce10" table:formula="of:=[.D11]*[.D30]" office:value-type="float" office:value="0.251851851851852" calcext:value-type="float">
            <text:p>0,251851851851852</text:p>
          </table:table-cell>
          <table:table-cell table:style-name="ce10" table:formula="of:=[.E11]*[.E30]" office:value-type="float" office:value="0.318518518518519" calcext:value-type="float">
            <text:p>0,318518518518519</text:p>
          </table:table-cell>
          <table:table-cell/>
          <table:table-cell table:style-name="ce12" table:formula="of:=[.C40]+[.D40]+[.E40]" office:value-type="float" office:value="0.766666666666667" calcext:value-type="float">
            <text:p>0,766666666666667</text:p>
          </table:table-cell>
        </table:table-row>
        <table:table-row table:style-name="ro1">
          <table:table-cell/>
          <table:table-cell table:style-name="ce3" office:value-type="string" calcext:value-type="string">
            <text:p>Datenbanken</text:p>
          </table:table-cell>
          <table:table-cell table:style-name="ce10" table:formula="of:=[.C12]*[.C30]" office:value-type="float" office:value="0.196296296296296" calcext:value-type="float">
            <text:p>0,196296296296296</text:p>
          </table:table-cell>
          <table:table-cell table:style-name="ce10" table:formula="of:=[.D12]*[.D30]" office:value-type="float" office:value="0.125925925925926" calcext:value-type="float">
            <text:p>0,125925925925926</text:p>
          </table:table-cell>
          <table:table-cell table:style-name="ce10" table:formula="of:=[.E12]*[.E30]" office:value-type="float" office:value="0.159259259259259" calcext:value-type="float">
            <text:p>0,159259259259259</text:p>
          </table:table-cell>
          <table:table-cell/>
          <table:table-cell table:style-name="ce12" table:formula="of:=[.C41]+[.D41]+[.E41]" office:value-type="float" office:value="0.481481481481481" calcext:value-type="float">
            <text:p>0,48148148148148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Anwendungen</text:p>
          </table:table-cell>
          <table:table-cell table:style-name="ce8" office:value-type="string" calcext:value-type="string">
            <text:p>Systeme</text:p>
          </table:table-cell>
          <table:table-cell table:style-name="ce8" office:value-type="string" calcext:value-type="string">
            <text:p>Datenbanken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Anwendungen</text:p>
          </table:table-cell>
          <table:table-cell table:style-name="ce10" table:formula="of:=[.C39]" office:value-type="float" office:value="0.588888888888889" calcext:value-type="float">
            <text:p>0,588888888888889</text:p>
          </table:table-cell>
          <table:table-cell table:style-name="ce10" table:number-columns-repeated="2"/>
          <table:table-cell/>
          <table:table-cell table:style-name="ce12" table:formula="of:=[.G39]/[.C46]" office:value-type="float" office:value="3.09433962264151" calcext:value-type="float">
            <text:p>3,09433962264151</text:p>
          </table:table-cell>
        </table:table-row>
        <table:table-row table:style-name="ro1">
          <table:table-cell/>
          <table:table-cell table:style-name="ce3" office:value-type="string" calcext:value-type="string">
            <text:p>Systeme</text:p>
          </table:table-cell>
          <table:table-cell table:style-name="ce10"/>
          <table:table-cell table:style-name="ce10" table:formula="of:=[.D40]" office:value-type="float" office:value="0.251851851851852" calcext:value-type="float">
            <text:p>0,251851851851852</text:p>
          </table:table-cell>
          <table:table-cell table:style-name="ce10"/>
          <table:table-cell/>
          <table:table-cell table:style-name="ce12" table:formula="of:=[.G40]/[.D47]" office:value-type="float" office:value="3.04411764705882" calcext:value-type="float">
            <text:p>3,04411764705882</text:p>
          </table:table-cell>
        </table:table-row>
        <table:table-row table:style-name="ro1">
          <table:table-cell/>
          <table:table-cell table:style-name="ce3" office:value-type="string" calcext:value-type="string">
            <text:p>Datenbanken</text:p>
          </table:table-cell>
          <table:table-cell table:style-name="ce10" table:number-columns-repeated="2"/>
          <table:table-cell table:style-name="ce10" table:formula="of:=[.E41]" office:value-type="float" office:value="0.159259259259259" calcext:value-type="float">
            <text:p>0,159259259259259</text:p>
          </table:table-cell>
          <table:table-cell/>
          <table:table-cell table:style-name="ce12" table:formula="of:=[.G41]/[.E48]" office:value-type="float" office:value="3.02325581395349" calcext:value-type="float">
            <text:p>3,023255813953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G46]+[.G47]+[.G48])/3" office:value-type="float" office:value="3.05390436121794" calcext:value-type="float">
            <text:p>3,05390436121794</text:p>
          </table:table-cell>
          <table:table-cell table:number-columns-repeated="2"/>
          <table:table-cell table:style-name="ce29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50]-3)/(3-1)" office:value-type="float" office:value="0.0269521806089703" calcext:value-type="float">
            <text:p>0,026952180608970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28" table:formula="of:=[.C55]/0.52" office:value-type="float" office:value="0.0518311165557121" calcext:value-type="float">
            <text:p>0,0518311165557121</text:p>
          </table:table-cell>
          <table:table-cell table:number-columns-repeated="4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AHP Datenerfassung'.C60:'AHP Datenerfassung'.C60">
            <calcext:condition calcext:apply-style-name="AHP negativ" calcext:value="&gt;0.1" calcext:base-cell-address="'AHP Datenerfassung'.C60"/>
            <calcext:condition calcext:apply-style-name="AHP positiv" calcext:value="&lt;0.1" calcext:base-cell-address="'AHP Datenerfassung'.C60"/>
          </calcext:conditional-format>
          <calcext:conditional-format calcext:target-range-address="'AHP Datenerfassung'.C60:'AHP Datenerfassung'.C60">
            <calcext:condition calcext:apply-style-name="Accent 1" calcext:value="&lt;0.1" calcext:base-cell-address="'AHP Datenerfassung'.C60"/>
            <calcext:condition calcext:apply-style-name="AHP positiv" calcext:value="&lt;0.1" calcext:base-cell-address="'AHP Datenerfassung'.C60"/>
          </calcext:conditional-format>
        </calcext:conditional-formats>
      </table:table>
      <table:table table:name="AHP Alarmierung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ce21"/>
        <table:table-column table:style-name="co5" table:number-columns-repeated="2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Berechnung der Gewichte (Alarmierung)</text:p>
          </table:table-cell>
          <table:covered-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Benachrichtigungskanäle</text:p>
          </table:table-cell>
          <table:table-cell table:style-name="ce8" office:value-type="string" calcext:value-type="string">
            <text:p>Konfigurierbarkeit</text:p>
          </table:table-cell>
          <table:table-cell table:style-name="ce8" office:value-type="string" calcext:value-type="string">
            <text:p>Alarmstufe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enachrichtigungskanäl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Konfigurierbarkeit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larmstufen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" office:value-type="float" office:value="1.83333333333333" calcext:value-type="float">
            <text:p>1,83333333333333</text:p>
          </table:table-cell>
          <table:table-cell table:style-name="ce10" table:formula="of:=[.D10]+[.D11]+[.D12]" office:value-type="float" office:value="3.5" calcext:value-type="float">
            <text:p>3,5</text:p>
          </table:table-cell>
          <table:table-cell table:style-name="ce10" table:formula="of:=[.E10]+[.E11]+[.E12]"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Benachrichtigungskanäle</text:p>
          </table:table-cell>
          <table:table-cell table:style-name="ce8" office:value-type="string" calcext:value-type="string">
            <text:p>Konfigurierbarkeit</text:p>
          </table:table-cell>
          <table:table-cell table:style-name="ce8" office:value-type="string" calcext:value-type="string">
            <text:p>Alarmstufe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enachrichtigungskanäle</text:p>
          </table:table-cell>
          <table:table-cell table:style-name="ce10" table:formula="of:=[.C10]/[.C14]" office:value-type="float" office:value="0.545454545454546" calcext:value-type="float">
            <text:p>0,545454545454546</text:p>
          </table:table-cell>
          <table:table-cell table:style-name="ce10" table:formula="of:=[.D10]/[.D14]" office:value-type="float" office:value="0.571428571428571" calcext:value-type="float">
            <text:p>0,571428571428571</text:p>
          </table:table-cell>
          <table:table-cell table:style-name="ce10" table:formula="of:=[.E10]/[.E14]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Konfigurierbarkeit</text:p>
          </table:table-cell>
          <table:table-cell table:style-name="ce10" table:formula="of:=[.C11]/[.C14]" office:value-type="float" office:value="0.272727272727273" calcext:value-type="float">
            <text:p>0,272727272727273</text:p>
          </table:table-cell>
          <table:table-cell table:style-name="ce10" table:formula="of:=[.D11]/[.D14]" office:value-type="float" office:value="0.285714285714286" calcext:value-type="float">
            <text:p>0,285714285714286</text:p>
          </table:table-cell>
          <table:table-cell table:style-name="ce10" table:formula="of:=[.E11]/[.E14]" office:value-type="float" office:value="0.333333333333333" calcext:value-type="float">
            <text:p>0,333333333333333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larmstufen</text:p>
          </table:table-cell>
          <table:table-cell table:style-name="ce10" table:formula="of:=[.C12]/[.C14]" office:value-type="float" office:value="0.181818181818182" calcext:value-type="float">
            <text:p>0,181818181818182</text:p>
          </table:table-cell>
          <table:table-cell table:style-name="ce10" table:formula="of:=[.D12]/[.D14]" office:value-type="float" office:value="0.142857142857143" calcext:value-type="float">
            <text:p>0,142857142857143</text:p>
          </table:table-cell>
          <table:table-cell table:style-name="ce10" table:formula="of:=[.E12]/[.E14]" office:value-type="float" office:value="0.166666666666667" calcext:value-type="float">
            <text:p>0,16666666666666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Benachrichtigungskanäle</text:p>
          </table:table-cell>
          <table:table-cell table:style-name="ce8" office:value-type="string" calcext:value-type="string">
            <text:p>Konfigurierbarkeit</text:p>
          </table:table-cell>
          <table:table-cell table:style-name="ce8" office:value-type="string" calcext:value-type="string">
            <text:p>Alarmstufen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Benachrichtigungskanäle</text:p>
          </table:table-cell>
          <table:table-cell table:style-name="ce10" table:formula="of:=[.C10]/[.C14]" office:value-type="float" office:value="0.545454545454546" calcext:value-type="float">
            <text:p>0,545454545454546</text:p>
          </table:table-cell>
          <table:table-cell table:style-name="ce10" table:formula="of:=[.D10]/[.D14]" office:value-type="float" office:value="0.571428571428571" calcext:value-type="float">
            <text:p>0,571428571428571</text:p>
          </table:table-cell>
          <table:table-cell table:style-name="ce10" table:formula="of:=[.E10]/[.E14]" office:value-type="float" office:value="0.5" calcext:value-type="float">
            <text:p>0,5</text:p>
          </table:table-cell>
          <table:table-cell/>
          <table:table-cell table:style-name="ce10" table:formula="of:=[.C26]+[.D26]+[.E26]" office:value-type="float" office:value="1.61688311688312" calcext:value-type="float">
            <text:p>1,61688311688312</text:p>
          </table:table-cell>
        </table:table-row>
        <table:table-row table:style-name="ro1">
          <table:table-cell/>
          <table:table-cell table:style-name="ce3" office:value-type="string" calcext:value-type="string">
            <text:p>Konfigurierbarkeit</text:p>
          </table:table-cell>
          <table:table-cell table:style-name="ce10" table:formula="of:=[.C11]/[.C14]" office:value-type="float" office:value="0.272727272727273" calcext:value-type="float">
            <text:p>0,272727272727273</text:p>
          </table:table-cell>
          <table:table-cell table:style-name="ce10" table:formula="of:=[.D11]/[.D14]" office:value-type="float" office:value="0.285714285714286" calcext:value-type="float">
            <text:p>0,285714285714286</text:p>
          </table:table-cell>
          <table:table-cell table:style-name="ce10" table:formula="of:=[.E11]/[.E14]" office:value-type="float" office:value="0.333333333333333" calcext:value-type="float">
            <text:p>0,333333333333333</text:p>
          </table:table-cell>
          <table:table-cell/>
          <table:table-cell table:style-name="ce10" table:formula="of:=[.C27]+[.D27]+[.E27]" office:value-type="float" office:value="0.891774891774892" calcext:value-type="float">
            <text:p>0,891774891774892</text:p>
          </table:table-cell>
        </table:table-row>
        <table:table-row table:style-name="ro1">
          <table:table-cell/>
          <table:table-cell table:style-name="ce3" office:value-type="string" calcext:value-type="string">
            <text:p>Alarmstufen</text:p>
          </table:table-cell>
          <table:table-cell table:style-name="ce10" table:formula="of:=[.C12]/[.C14]" office:value-type="float" office:value="0.181818181818182" calcext:value-type="float">
            <text:p>0,181818181818182</text:p>
          </table:table-cell>
          <table:table-cell table:style-name="ce10" table:formula="of:=[.D12]/[.D14]" office:value-type="float" office:value="0.142857142857143" calcext:value-type="float">
            <text:p>0,142857142857143</text:p>
          </table:table-cell>
          <table:table-cell table:style-name="ce10" table:formula="of:=[.E12]/[.E14]" office:value-type="float" office:value="0.166666666666667" calcext:value-type="float">
            <text:p>0,166666666666667</text:p>
          </table:table-cell>
          <table:table-cell/>
          <table:table-cell table:style-name="ce10" table:formula="of:=[.C28]+[.D28]+[.E28]" office:value-type="float" office:value="0.491341991341991" calcext:value-type="float">
            <text:p>0,49134199134199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ewichte (w_j)</text:p>
          </table:table-cell>
          <table:table-cell table:style-name="ce10" table:formula="of:=[.G26]/3" office:value-type="float" office:value="0.538961038961039" calcext:value-type="float">
            <text:p>0,538961038961039</text:p>
          </table:table-cell>
          <table:table-cell table:style-name="ce10" table:formula="of:=[.G27]/3" office:value-type="float" office:value="0.297258297258297" calcext:value-type="float">
            <text:p>0,297258297258297</text:p>
          </table:table-cell>
          <table:table-cell table:style-name="ce10" table:formula="of:=[.G28]/3" office:value-type="float" office:value="0.163780663780664" calcext:value-type="float">
            <text:p>0,16378066378066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Konsistenzprüfung</text:p>
          </table:table-cell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Benachrichtigungskanäle</text:p>
          </table:table-cell>
          <table:table-cell table:style-name="ce8" office:value-type="string" calcext:value-type="string">
            <text:p>Konfigurierbarkeit</text:p>
          </table:table-cell>
          <table:table-cell table:style-name="ce8" office:value-type="string" calcext:value-type="string">
            <text:p>Alarmstufen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Benachrichtigungskanäle</text:p>
          </table:table-cell>
          <table:table-cell table:style-name="ce10" table:formula="of:=[.C10]*[.C30]" office:value-type="float" office:value="0.538961038961039" calcext:value-type="float">
            <text:p>0,538961038961039</text:p>
          </table:table-cell>
          <table:table-cell table:style-name="ce10" table:formula="of:=[.D10]*[.D30]" office:value-type="float" office:value="0.594516594516595" calcext:value-type="float">
            <text:p>0,594516594516595</text:p>
          </table:table-cell>
          <table:table-cell table:style-name="ce10" table:formula="of:=[.E10]*[.E30]" office:value-type="float" office:value="0.491341991341991" calcext:value-type="float">
            <text:p>0,491341991341991</text:p>
          </table:table-cell>
          <table:table-cell/>
          <table:table-cell table:style-name="ce12" table:formula="of:=[.C39]+[.D39]+[.E39]" office:value-type="float" office:value="1.62481962481963" calcext:value-type="float">
            <text:p>1,62481962481963</text:p>
          </table:table-cell>
        </table:table-row>
        <table:table-row table:style-name="ro1">
          <table:table-cell/>
          <table:table-cell table:style-name="ce3" office:value-type="string" calcext:value-type="string">
            <text:p>Konfigurierbarkeit</text:p>
          </table:table-cell>
          <table:table-cell table:style-name="ce10" table:formula="of:=[.C11]*[.C30]" office:value-type="float" office:value="0.26948051948052" calcext:value-type="float">
            <text:p>0,26948051948052</text:p>
          </table:table-cell>
          <table:table-cell table:style-name="ce10" table:formula="of:=[.D11]*[.D30]" office:value-type="float" office:value="0.297258297258297" calcext:value-type="float">
            <text:p>0,297258297258297</text:p>
          </table:table-cell>
          <table:table-cell table:style-name="ce10" table:formula="of:=[.E11]*[.E30]" office:value-type="float" office:value="0.327561327561328" calcext:value-type="float">
            <text:p>0,327561327561328</text:p>
          </table:table-cell>
          <table:table-cell/>
          <table:table-cell table:style-name="ce12" table:formula="of:=[.C40]+[.D40]+[.E40]" office:value-type="float" office:value="0.894300144300144" calcext:value-type="float">
            <text:p>0,894300144300144</text:p>
          </table:table-cell>
        </table:table-row>
        <table:table-row table:style-name="ro1">
          <table:table-cell/>
          <table:table-cell table:style-name="ce3" office:value-type="string" calcext:value-type="string">
            <text:p>Alarmstufen</text:p>
          </table:table-cell>
          <table:table-cell table:style-name="ce10" table:formula="of:=[.C12]*[.C30]" office:value-type="float" office:value="0.17965367965368" calcext:value-type="float">
            <text:p>0,17965367965368</text:p>
          </table:table-cell>
          <table:table-cell table:style-name="ce10" table:formula="of:=[.D12]*[.D30]" office:value-type="float" office:value="0.148629148629149" calcext:value-type="float">
            <text:p>0,148629148629149</text:p>
          </table:table-cell>
          <table:table-cell table:style-name="ce10" table:formula="of:=[.E12]*[.E30]" office:value-type="float" office:value="0.163780663780664" calcext:value-type="float">
            <text:p>0,163780663780664</text:p>
          </table:table-cell>
          <table:table-cell/>
          <table:table-cell table:style-name="ce12" table:formula="of:=[.C41]+[.D41]+[.E41]" office:value-type="float" office:value="0.492063492063492" calcext:value-type="float">
            <text:p>0,492063492063492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Benachrichtigungskanäle</text:p>
          </table:table-cell>
          <table:table-cell table:style-name="ce8" office:value-type="string" calcext:value-type="string">
            <text:p>Konfigurierbarkeit</text:p>
          </table:table-cell>
          <table:table-cell table:style-name="ce8" office:value-type="string" calcext:value-type="string">
            <text:p>Alarmstufen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Benachrichtigungskanäle</text:p>
          </table:table-cell>
          <table:table-cell table:style-name="ce10" table:formula="of:=[.C39]" office:value-type="float" office:value="0.538961038961039" calcext:value-type="float">
            <text:p>0,538961038961039</text:p>
          </table:table-cell>
          <table:table-cell table:style-name="ce10" table:number-columns-repeated="2"/>
          <table:table-cell/>
          <table:table-cell table:style-name="ce12" table:formula="of:=[.G39]/[.C46]" office:value-type="float" office:value="3.01472556894244" calcext:value-type="float">
            <text:p>3,01472556894244</text:p>
          </table:table-cell>
        </table:table-row>
        <table:table-row table:style-name="ro1">
          <table:table-cell/>
          <table:table-cell table:style-name="ce3" office:value-type="string" calcext:value-type="string">
            <text:p>Konfigurierbarkeit</text:p>
          </table:table-cell>
          <table:table-cell table:style-name="ce10"/>
          <table:table-cell table:style-name="ce10" table:formula="of:=[.D40]" office:value-type="float" office:value="0.297258297258297" calcext:value-type="float">
            <text:p>0,297258297258297</text:p>
          </table:table-cell>
          <table:table-cell table:style-name="ce10"/>
          <table:table-cell/>
          <table:table-cell table:style-name="ce12" table:formula="of:=[.G40]/[.D47]" office:value-type="float" office:value="3.00849514563107" calcext:value-type="float">
            <text:p>3,00849514563107</text:p>
          </table:table-cell>
        </table:table-row>
        <table:table-row table:style-name="ro1">
          <table:table-cell/>
          <table:table-cell table:style-name="ce3" office:value-type="string" calcext:value-type="string">
            <text:p>Alarmstufen</text:p>
          </table:table-cell>
          <table:table-cell table:style-name="ce10" table:number-columns-repeated="2"/>
          <table:table-cell table:style-name="ce10" table:formula="of:=[.E41]" office:value-type="float" office:value="0.163780663780664" calcext:value-type="float">
            <text:p>0,163780663780664</text:p>
          </table:table-cell>
          <table:table-cell/>
          <table:table-cell table:style-name="ce12" table:formula="of:=[.G41]/[.E48]" office:value-type="float" office:value="3.00440528634361" calcext:value-type="float">
            <text:p>3,004405286343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G46]+[.G47]+[.G48])/3" office:value-type="float" office:value="3.00920866697237" calcext:value-type="float">
            <text:p>3,00920866697237</text:p>
          </table:table-cell>
          <table:table-cell table:number-columns-repeated="2"/>
          <table:table-cell table:style-name="ce29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50]-3)/(3-1)" office:value-type="float" office:value="0.00460433348618605" calcext:value-type="float">
            <text:p>0,00460433348618605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30" table:formula="of:=[.C55]/0.52" office:value-type="float" office:value="0.00885448747343471" calcext:value-type="float">
            <text:p>0,00885448747343471</text:p>
          </table:table-cell>
          <table:table-cell table:number-columns-repeated="4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AHP Alarmierung'.C60:'AHP Alarmierung'.C60">
            <calcext:condition calcext:apply-style-name="AHP negativ" calcext:value="&gt;0.1" calcext:base-cell-address="'AHP Alarmierung'.C60"/>
            <calcext:condition calcext:apply-style-name="AHP positiv" calcext:value="&lt;0.1" calcext:base-cell-address="'AHP Alarmierung'.C60"/>
          </calcext:conditional-format>
          <calcext:conditional-format calcext:target-range-address="'AHP Alarmierung'.C60:'AHP Alarmierung'.C60">
            <calcext:condition calcext:apply-style-name="Accent 1" calcext:value="&lt;0.1" calcext:base-cell-address="'AHP Alarmierung'.C60"/>
            <calcext:condition calcext:apply-style-name="AHP positiv" calcext:value="&lt;0.1" calcext:base-cell-address="'AHP Alarmierung'.C60"/>
          </calcext:conditional-format>
        </calcext:conditional-formats>
      </table:table>
      <table:table table:name="AHP Anpassbarkeit" table:style-name="ta1">
        <table:table-column table:style-name="co1" table:default-cell-style-name="Default"/>
        <table:table-column table:style-name="co6" table:default-cell-style-name="Default"/>
        <table:table-column table:style-name="co5" table:default-cell-style-name="ce21"/>
        <table:table-column table:style-name="co9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9" office:value-type="string" calcext:value-type="string" table:number-columns-spanned="5" table:number-rows-spanned="1">
            <text:p>Berechnung der Gewichte (Anpassbarkeit)</text:p>
          </table:table-cell>
          <table:covered-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Erweiterbarkeit</text:p>
          </table:table-cell>
          <table:table-cell table:style-name="ce8" office:value-type="string" calcext:value-type="string">
            <text:p>Anpassungsoptione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rweiterbarkei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npassungsoptionen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" office:value-type="float" office:value="1.5" calcext:value-type="float">
            <text:p>1,5</text:p>
          </table:table-cell>
          <table:table-cell table:style-name="ce10" table:formula="of:=[.D10]+[.D11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Erweiterbarkeit</text:p>
          </table:table-cell>
          <table:table-cell table:style-name="ce8" office:value-type="string" calcext:value-type="string">
            <text:p>Anpassungsoptionen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rweiterbarkeit</text:p>
          </table:table-cell>
          <table:table-cell table:style-name="ce10" table:formula="of:=[.C10]/[.C13]" office:value-type="float" office:value="0.666666666666667" calcext:value-type="float">
            <text:p>0,666666666666667</text:p>
          </table:table-cell>
          <table:table-cell table:style-name="ce10" table:formula="of:=[.D10]/[.D13]" office:value-type="float" office:value="0.666666666666667" calcext:value-type="float">
            <text:p>0,666666666666667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npassungsoptionen</text:p>
          </table:table-cell>
          <table:table-cell table:style-name="ce10" table:formula="of:=[.C11]/[.C13]" office:value-type="float" office:value="0.333333333333333" calcext:value-type="float">
            <text:p>0,333333333333333</text:p>
          </table:table-cell>
          <table:table-cell table:style-name="ce10" table:formula="of:=[.D11]/[.D13]" office:value-type="float" office:value="0.333333333333333" calcext:value-type="float">
            <text:p>0,333333333333333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Erweiterbarkeit</text:p>
          </table:table-cell>
          <table:table-cell table:style-name="ce8" office:value-type="string" calcext:value-type="string">
            <text:p>Anpassungsoptionen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Erweiterbarkeit</text:p>
          </table:table-cell>
          <table:table-cell table:style-name="ce10" table:formula="of:=[.C10]/[.C13]" office:value-type="float" office:value="0.666666666666667" calcext:value-type="float">
            <text:p>0,666666666666667</text:p>
          </table:table-cell>
          <table:table-cell table:style-name="ce10" table:formula="of:=[.D10]/[.D13]" office:value-type="float" office:value="0.666666666666667" calcext:value-type="float">
            <text:p>0,666666666666667</text:p>
          </table:table-cell>
          <table:table-cell/>
          <table:table-cell table:style-name="ce10" table:formula="of:=[.C24]+[.D24]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style-name="ce3" office:value-type="string" calcext:value-type="string">
            <text:p>Anpassungsoptionen</text:p>
          </table:table-cell>
          <table:table-cell table:style-name="ce10" table:formula="of:=[.C11]/[.C13]" office:value-type="float" office:value="0.333333333333333" calcext:value-type="float">
            <text:p>0,333333333333333</text:p>
          </table:table-cell>
          <table:table-cell table:style-name="ce10" table:formula="of:=[.D11]/[.D13]" office:value-type="float" office:value="0.333333333333333" calcext:value-type="float">
            <text:p>0,333333333333333</text:p>
          </table:table-cell>
          <table:table-cell/>
          <table:table-cell table:style-name="ce10" table:formula="of:=[.C25]+[.D25]" office:value-type="float" office:value="0.666666666666667" calcext:value-type="float">
            <text:p>0,66666666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Gewichte (w_j)</text:p>
          </table:table-cell>
          <table:table-cell table:style-name="ce10" table:formula="of:=[.F24]/2" office:value-type="float" office:value="0.666666666666667" calcext:value-type="float">
            <text:p>0,666666666666667</text:p>
          </table:table-cell>
          <table:table-cell table:style-name="ce10" table:formula="of:=[.F25]/2" office:value-type="float" office:value="0.333333333333333" calcext:value-type="float">
            <text:p>0,333333333333333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ce20" office:value-type="string" calcext:value-type="string" table:number-columns-spanned="5" table:number-rows-spanned="1">
            <text:p>Konsistenzprüfung</text:p>
          </table:table-cell>
          <table:covered-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Erweiterbarkeit</text:p>
          </table:table-cell>
          <table:table-cell table:style-name="ce8" office:value-type="string" calcext:value-type="string">
            <text:p>Anpassungsoptionen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Erweiterbarkeit</text:p>
          </table:table-cell>
          <table:table-cell table:style-name="ce10" table:formula="of:=[.C10]*[.C27]" office:value-type="float" office:value="0.666666666666667" calcext:value-type="float">
            <text:p>0,666666666666667</text:p>
          </table:table-cell>
          <table:table-cell table:style-name="ce10" table:formula="of:=[.D10]*[.D27]" office:value-type="float" office:value="0.666666666666667" calcext:value-type="float">
            <text:p>0,666666666666667</text:p>
          </table:table-cell>
          <table:table-cell/>
          <table:table-cell table:style-name="ce12" table:formula="of:=[.C36]+[.D36]" office:value-type="float" office:value="1.33333333333333" calcext:value-type="float">
            <text:p>1,33333333333333</text:p>
          </table:table-cell>
        </table:table-row>
        <table:table-row table:style-name="ro1">
          <table:table-cell/>
          <table:table-cell table:style-name="ce3" office:value-type="string" calcext:value-type="string">
            <text:p>Anpassungsoptionen</text:p>
          </table:table-cell>
          <table:table-cell table:style-name="ce10" table:formula="of:=[.C11]*[.C27]" office:value-type="float" office:value="0.333333333333333" calcext:value-type="float">
            <text:p>0,333333333333333</text:p>
          </table:table-cell>
          <table:table-cell table:style-name="ce10" table:formula="of:=[.D11]*[.D27]" office:value-type="float" office:value="0.333333333333333" calcext:value-type="float">
            <text:p>0,333333333333333</text:p>
          </table:table-cell>
          <table:table-cell/>
          <table:table-cell table:style-name="ce12" table:formula="of:=[.C37]+[.D37]" office:value-type="float" office:value="0.666666666666667" calcext:value-type="float">
            <text:p>0,66666666666666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Erweiterbarkeit</text:p>
          </table:table-cell>
          <table:table-cell table:style-name="ce8" office:value-type="string" calcext:value-type="string">
            <text:p>Anpassungsoptionen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Erweiterbarkeit</text:p>
          </table:table-cell>
          <table:table-cell table:style-name="ce10" table:formula="of:=[.C36]" office:value-type="float" office:value="0.666666666666667" calcext:value-type="float">
            <text:p>0,666666666666667</text:p>
          </table:table-cell>
          <table:table-cell table:style-name="ce10"/>
          <table:table-cell/>
          <table:table-cell table:style-name="ce12" table:formula="of:=[.F36]/[.C42]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string" calcext:value-type="string">
            <text:p>Anpassungsoptionen</text:p>
          </table:table-cell>
          <table:table-cell table:style-name="ce10"/>
          <table:table-cell table:style-name="ce10" table:formula="of:=[.D37]" office:value-type="float" office:value="0.333333333333333" calcext:value-type="float">
            <text:p>0,333333333333333</text:p>
          </table:table-cell>
          <table:table-cell/>
          <table:table-cell table:style-name="ce12" table:formula="of:=[.F37]/[.D43]"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F42]+[.F43])/2" office:value-type="float" office:value="2" calcext:value-type="float">
            <text:p>2</text:p>
          </table:table-cell>
          <table:table-cell/>
          <table:table-cell table:style-name="ce29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45]-2)/(2-1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31" table:formula="of:=[.C50]/0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1048520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'AHP Anpassbarkeit'.C55:'AHP Anpassbarkeit'.C55">
            <calcext:condition calcext:apply-style-name="AHP negativ" calcext:value="&gt;0.1" calcext:base-cell-address="'AHP Anpassbarkeit'.C55"/>
            <calcext:condition calcext:apply-style-name="AHP positiv" calcext:value="&lt;0.1" calcext:base-cell-address="'AHP Anpassbarkeit'.C55"/>
          </calcext:conditional-format>
          <calcext:conditional-format calcext:target-range-address="'AHP Anpassbarkeit'.C55:'AHP Anpassbarkeit'.C55">
            <calcext:condition calcext:apply-style-name="Accent 1" calcext:value="&lt;0.1" calcext:base-cell-address="'AHP Anpassbarkeit'.C55"/>
            <calcext:condition calcext:apply-style-name="AHP positiv" calcext:value="&lt;0.1" calcext:base-cell-address="'AHP Anpassbarkeit'.C55"/>
          </calcext:conditional-format>
        </calcext:conditional-formats>
      </table:table>
      <table:table table:name="AHP Sicherheit und Datenschutz" table:style-name="ta1">
        <table:table-column table:style-name="co1" table:default-cell-style-name="Default"/>
        <table:table-column table:style-name="co6" table:default-cell-style-name="Default"/>
        <table:table-column table:style-name="co10" table:default-cell-style-name="ce21"/>
        <table:table-column table:style-name="co3" table:number-columns-repeated="2" table:default-cell-style-name="ce21"/>
        <table:table-column table:style-name="co5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Berechnung der Gewichte (Datenschutz und Sicherheit)</text:p>
          </table:table-cell>
          <table:covered-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Authentifizierung</text:p>
          </table:table-cell>
          <table:table-cell table:style-name="ce8" office:value-type="string" calcext:value-type="string">
            <text:p>Datenübertragung</text:p>
          </table:table-cell>
          <table:table-cell table:style-name="ce8" office:value-type="string" calcext:value-type="string">
            <text:p>Sicherheitsupdates</text:p>
          </table:table-cell>
          <table:table-cell table:style-name="ce8" office:value-type="string" calcext:value-type="string">
            <text:p>Datenschutz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uthentifizierung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/4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übertragung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cherheitsupdates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1/4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schutz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+[.C13]" office:value-type="float" office:value="6.5" calcext:value-type="float">
            <text:p>6,5</text:p>
          </table:table-cell>
          <table:table-cell table:style-name="ce10" table:formula="of:=[.D10]+[.D11]+[.D12]+[.D13]" office:value-type="float" office:value="3.83333333333333" calcext:value-type="float">
            <text:p>3,83333333333333</text:p>
          </table:table-cell>
          <table:table-cell table:style-name="ce10" table:formula="of:=[.E10]+[.E11]+[.E12]+[.E13]" office:value-type="float" office:value="10" calcext:value-type="float">
            <text:p>10</text:p>
          </table:table-cell>
          <table:table-cell table:style-name="ce10" table:formula="of:=[.F10]+[.F11]+[.F12]+[.F13]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Authentifizierung</text:p>
          </table:table-cell>
          <table:table-cell table:style-name="ce8" office:value-type="string" calcext:value-type="string">
            <text:p>Datenübertragung</text:p>
          </table:table-cell>
          <table:table-cell table:style-name="ce8" office:value-type="string" calcext:value-type="string">
            <text:p>Sicherheitsupdates</text:p>
          </table:table-cell>
          <table:table-cell table:style-name="ce8" office:value-type="string" calcext:value-type="string">
            <text:p>Datenschutz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uthentifizierung</text:p>
          </table:table-cell>
          <table:table-cell table:style-name="ce10" table:formula="of:=[.C10]/[.C15]" office:value-type="float" office:value="0.153846153846154" calcext:value-type="float">
            <text:p>0,153846153846154</text:p>
          </table:table-cell>
          <table:table-cell table:style-name="ce10" table:formula="of:=[.D10]/[.D15]" office:value-type="float" office:value="0.130434782608696" calcext:value-type="float">
            <text:p>0,130434782608696</text:p>
          </table:table-cell>
          <table:table-cell table:style-name="ce10" table:formula="of:=[.E10]/[.E15]" office:value-type="float" office:value="0.2" calcext:value-type="float">
            <text:p>0,2</text:p>
          </table:table-cell>
          <table:table-cell table:style-name="ce10" table:formula="of:=[.F10]/[.F15]" office:value-type="float" office:value="0.125" calcext:value-type="float">
            <text:p>0,1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übertragung</text:p>
          </table:table-cell>
          <table:table-cell table:style-name="ce10" table:formula="of:=[.C11]/[.C15]" office:value-type="float" office:value="0.307692307692308" calcext:value-type="float">
            <text:p>0,307692307692308</text:p>
          </table:table-cell>
          <table:table-cell table:style-name="ce10" table:formula="of:=[.D11]/[.D15]" office:value-type="float" office:value="0.260869565217391" calcext:value-type="float">
            <text:p>0,260869565217391</text:p>
          </table:table-cell>
          <table:table-cell table:style-name="ce10" table:formula="of:=[.E11]/[.E15]" office:value-type="float" office:value="0.3" calcext:value-type="float">
            <text:p>0,3</text:p>
          </table:table-cell>
          <table:table-cell table:style-name="ce10" table:formula="of:=[.F11]/[.F15]"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icherheitsupdates</text:p>
          </table:table-cell>
          <table:table-cell table:style-name="ce10" table:formula="of:=[.C12]/[.C15]" office:value-type="float" office:value="0.0769230769230769" calcext:value-type="float">
            <text:p>0,0769230769230769</text:p>
          </table:table-cell>
          <table:table-cell table:style-name="ce10" table:formula="of:=[.D12]/[.D15]" office:value-type="float" office:value="0.0869565217391304" calcext:value-type="float">
            <text:p>0,0869565217391304</text:p>
          </table:table-cell>
          <table:table-cell table:style-name="ce10" table:formula="of:=[.E12]/[.E15]" office:value-type="float" office:value="0.1" calcext:value-type="float">
            <text:p>0,1</text:p>
          </table:table-cell>
          <table:table-cell table:style-name="ce10" table:formula="of:=[.F12]/[.F15]" office:value-type="float" office:value="0.125" calcext:value-type="float">
            <text:p>0,12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atenschutz</text:p>
          </table:table-cell>
          <table:table-cell table:style-name="ce10" table:formula="of:=[.C13]/[.C15]" office:value-type="float" office:value="0.461538461538462" calcext:value-type="float">
            <text:p>0,461538461538462</text:p>
          </table:table-cell>
          <table:table-cell table:style-name="ce10" table:formula="of:=[.D13]/[.D15]" office:value-type="float" office:value="0.521739130434783" calcext:value-type="float">
            <text:p>0,521739130434783</text:p>
          </table:table-cell>
          <table:table-cell table:style-name="ce10" table:formula="of:=[.E13]/[.E15]" office:value-type="float" office:value="0.4" calcext:value-type="float">
            <text:p>0,4</text:p>
          </table:table-cell>
          <table:table-cell table:style-name="ce10" table:formula="of:=[.F13]/[.F15]" office:value-type="float" office:value="0.5" calcext:value-type="float">
            <text:p>0,5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Authentifizierung</text:p>
          </table:table-cell>
          <table:table-cell table:style-name="ce8" office:value-type="string" calcext:value-type="string">
            <text:p>Datenübertragung</text:p>
          </table:table-cell>
          <table:table-cell table:style-name="ce8" office:value-type="string" calcext:value-type="string">
            <text:p>Sicherheitsupdates</text:p>
          </table:table-cell>
          <table:table-cell table:style-name="ce8" office:value-type="string" calcext:value-type="string">
            <text:p>Datenschutz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Authentifizierung</text:p>
          </table:table-cell>
          <table:table-cell table:style-name="ce10" table:formula="of:=[.C10]/[.C15]" office:value-type="float" office:value="0.153846153846154" calcext:value-type="float">
            <text:p>0,153846153846154</text:p>
          </table:table-cell>
          <table:table-cell table:style-name="ce10" table:formula="of:=[.D10]/[.D15]" office:value-type="float" office:value="0.130434782608696" calcext:value-type="float">
            <text:p>0,130434782608696</text:p>
          </table:table-cell>
          <table:table-cell table:style-name="ce10" table:formula="of:=[.E10]/[.E15]" office:value-type="float" office:value="0.2" calcext:value-type="float">
            <text:p>0,2</text:p>
          </table:table-cell>
          <table:table-cell table:style-name="ce10" table:formula="of:=[.F10]/[.F15]" office:value-type="float" office:value="0.125" calcext:value-type="float">
            <text:p>0,125</text:p>
          </table:table-cell>
          <table:table-cell/>
          <table:table-cell table:style-name="ce10" table:formula="of:=[.C28]+[.D28]+[.E28]+[.F28]" office:value-type="float" office:value="0.60928093645485" calcext:value-type="float">
            <text:p>0,60928093645485</text:p>
          </table:table-cell>
        </table:table-row>
        <table:table-row table:style-name="ro1">
          <table:table-cell/>
          <table:table-cell table:style-name="ce3" office:value-type="string" calcext:value-type="string">
            <text:p>Datenübertragung</text:p>
          </table:table-cell>
          <table:table-cell table:style-name="ce10" table:formula="of:=[.C11]/[.C15]" office:value-type="float" office:value="0.307692307692308" calcext:value-type="float">
            <text:p>0,307692307692308</text:p>
          </table:table-cell>
          <table:table-cell table:style-name="ce10" table:formula="of:=[.D11]/[.D15]" office:value-type="float" office:value="0.260869565217391" calcext:value-type="float">
            <text:p>0,260869565217391</text:p>
          </table:table-cell>
          <table:table-cell table:style-name="ce10" table:formula="of:=[.E11]/[.E15]" office:value-type="float" office:value="0.3" calcext:value-type="float">
            <text:p>0,3</text:p>
          </table:table-cell>
          <table:table-cell table:style-name="ce10" table:formula="of:=[.F11]/[.F15]" office:value-type="float" office:value="0.25" calcext:value-type="float">
            <text:p>0,25</text:p>
          </table:table-cell>
          <table:table-cell/>
          <table:table-cell table:style-name="ce10" table:formula="of:=[.C29]+[.D29]+[.E29]+[.F29]" office:value-type="float" office:value="1.1185618729097" calcext:value-type="float">
            <text:p>1,1185618729097</text:p>
          </table:table-cell>
        </table:table-row>
        <table:table-row table:style-name="ro1">
          <table:table-cell/>
          <table:table-cell table:style-name="ce3" office:value-type="string" calcext:value-type="string">
            <text:p>Sicherheitsupdates</text:p>
          </table:table-cell>
          <table:table-cell table:style-name="ce10" table:formula="of:=[.C12]/[.C15]" office:value-type="float" office:value="0.0769230769230769" calcext:value-type="float">
            <text:p>0,0769230769230769</text:p>
          </table:table-cell>
          <table:table-cell table:style-name="ce10" table:formula="of:=[.D12]/[.D15]" office:value-type="float" office:value="0.0869565217391304" calcext:value-type="float">
            <text:p>0,0869565217391304</text:p>
          </table:table-cell>
          <table:table-cell table:style-name="ce10" table:formula="of:=[.E12]/[.E15]" office:value-type="float" office:value="0.1" calcext:value-type="float">
            <text:p>0,1</text:p>
          </table:table-cell>
          <table:table-cell table:style-name="ce10" table:formula="of:=[.F12]/[.F15]" office:value-type="float" office:value="0.125" calcext:value-type="float">
            <text:p>0,125</text:p>
          </table:table-cell>
          <table:table-cell/>
          <table:table-cell table:style-name="ce10" table:formula="of:=[.C30]+[.D30]+[.E30]+[.F30]" office:value-type="float" office:value="0.388879598662207" calcext:value-type="float">
            <text:p>0,388879598662207</text:p>
          </table:table-cell>
        </table:table-row>
        <table:table-row table:style-name="ro1">
          <table:table-cell/>
          <table:table-cell table:style-name="ce3" office:value-type="string" calcext:value-type="string">
            <text:p>Datenschutz</text:p>
          </table:table-cell>
          <table:table-cell table:style-name="ce10" table:formula="of:=[.C13]/[.C15]" office:value-type="float" office:value="0.461538461538462" calcext:value-type="float">
            <text:p>0,461538461538462</text:p>
          </table:table-cell>
          <table:table-cell table:style-name="ce10" table:formula="of:=[.D13]/[.D15]" office:value-type="float" office:value="0.521739130434783" calcext:value-type="float">
            <text:p>0,521739130434783</text:p>
          </table:table-cell>
          <table:table-cell table:style-name="ce10" table:formula="of:=[.E13]/[.E15]" office:value-type="float" office:value="0.4" calcext:value-type="float">
            <text:p>0,4</text:p>
          </table:table-cell>
          <table:table-cell table:style-name="ce10" table:formula="of:=[.F13]/[.F15]" office:value-type="float" office:value="0.5" calcext:value-type="float">
            <text:p>0,5</text:p>
          </table:table-cell>
          <table:table-cell/>
          <table:table-cell table:style-name="ce10" table:formula="of:=[.C31]+[.D31]+[.E31]+[.F31]" office:value-type="float" office:value="1.88327759197324" calcext:value-type="float">
            <text:p>1,883277591973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Gewichte (w_j)</text:p>
          </table:table-cell>
          <table:table-cell table:style-name="ce10" table:formula="of:=[.H28]/4" office:value-type="float" office:value="0.152320234113712" calcext:value-type="float">
            <text:p>0,152320234113712</text:p>
          </table:table-cell>
          <table:table-cell table:style-name="ce10" table:formula="of:=[.H29]/4" office:value-type="float" office:value="0.279640468227425" calcext:value-type="float">
            <text:p>0,279640468227425</text:p>
          </table:table-cell>
          <table:table-cell table:style-name="ce10" table:formula="of:=[.H30]/4" office:value-type="float" office:value="0.0972198996655518" calcext:value-type="float">
            <text:p>0,0972198996655518</text:p>
          </table:table-cell>
          <table:table-cell table:style-name="ce10" table:formula="of:=[.H31]/4" office:value-type="float" office:value="0.470819397993311" calcext:value-type="float">
            <text:p>0,470819397993311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20" office:value-type="string" calcext:value-type="string" table:number-columns-spanned="7" table:number-rows-spanned="1">
            <text:p>Konsistenzprüfung</text:p>
          </table:table-cell>
          <table:covered-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Authentifizierung</text:p>
          </table:table-cell>
          <table:table-cell table:style-name="ce8" office:value-type="string" calcext:value-type="string">
            <text:p>Datenübertragung</text:p>
          </table:table-cell>
          <table:table-cell table:style-name="ce8" office:value-type="string" calcext:value-type="string">
            <text:p>Sicherheitsupdates</text:p>
          </table:table-cell>
          <table:table-cell table:style-name="ce8" office:value-type="string" calcext:value-type="string">
            <text:p>Datenschutz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Authentifizierung</text:p>
          </table:table-cell>
          <table:table-cell table:style-name="ce10" table:formula="of:=[.C10]*[.C33]" office:value-type="float" office:value="0.152320234113712" calcext:value-type="float">
            <text:p>0,152320234113712</text:p>
          </table:table-cell>
          <table:table-cell table:style-name="ce10" table:formula="of:=[.D10]*[.D33]" office:value-type="float" office:value="0.139820234113712" calcext:value-type="float">
            <text:p>0,139820234113712</text:p>
          </table:table-cell>
          <table:table-cell table:style-name="ce10" table:formula="of:=[.E10]*[.E33]" office:value-type="float" office:value="0.194439799331104" calcext:value-type="float">
            <text:p>0,194439799331104</text:p>
          </table:table-cell>
          <table:table-cell table:style-name="ce10" table:formula="of:=[.F10]*[.F33]" office:value-type="float" office:value="0.117704849498328" calcext:value-type="float">
            <text:p>0,117704849498328</text:p>
          </table:table-cell>
          <table:table-cell/>
          <table:table-cell table:style-name="ce12" table:formula="of:=[.C42]+[.D42]+[.E42]+[.F42]" office:value-type="float" office:value="0.604285117056856" calcext:value-type="float">
            <text:p>0,604285117056856</text:p>
          </table:table-cell>
        </table:table-row>
        <table:table-row table:style-name="ro1">
          <table:table-cell/>
          <table:table-cell table:style-name="ce3" office:value-type="string" calcext:value-type="string">
            <text:p>Datenübertragung</text:p>
          </table:table-cell>
          <table:table-cell table:style-name="ce10" table:formula="of:=[.C11]*[.C33]" office:value-type="float" office:value="0.304640468227425" calcext:value-type="float">
            <text:p>0,304640468227425</text:p>
          </table:table-cell>
          <table:table-cell table:style-name="ce10" table:formula="of:=[.D11]*[.D33]" office:value-type="float" office:value="0.279640468227425" calcext:value-type="float">
            <text:p>0,279640468227425</text:p>
          </table:table-cell>
          <table:table-cell table:style-name="ce10" table:formula="of:=[.E11]*[.E33]" office:value-type="float" office:value="0.291659698996656" calcext:value-type="float">
            <text:p>0,291659698996656</text:p>
          </table:table-cell>
          <table:table-cell table:style-name="ce10" table:formula="of:=[.F11]*[.F33]" office:value-type="float" office:value="0.235409698996656" calcext:value-type="float">
            <text:p>0,235409698996656</text:p>
          </table:table-cell>
          <table:table-cell/>
          <table:table-cell table:style-name="ce12" table:formula="of:=[.C43]+[.D43]+[.E43]+[.F43]" office:value-type="float" office:value="1.11135033444816" calcext:value-type="float">
            <text:p>1,11135033444816</text:p>
          </table:table-cell>
        </table:table-row>
        <table:table-row table:style-name="ro1">
          <table:table-cell/>
          <table:table-cell table:style-name="ce3" office:value-type="string" calcext:value-type="string">
            <text:p>Sicherheitsupdates</text:p>
          </table:table-cell>
          <table:table-cell table:style-name="ce10" table:formula="of:=[.C12]*[.C33]" office:value-type="float" office:value="0.0761601170568562" calcext:value-type="float">
            <text:p>0,0761601170568562</text:p>
          </table:table-cell>
          <table:table-cell table:style-name="ce10" table:formula="of:=[.D12]*[.D33]" office:value-type="float" office:value="0.0932134894091416" calcext:value-type="float">
            <text:p>0,0932134894091416</text:p>
          </table:table-cell>
          <table:table-cell table:style-name="ce10" table:formula="of:=[.E12]*[.E33]" office:value-type="float" office:value="0.0972198996655518" calcext:value-type="float">
            <text:p>0,0972198996655518</text:p>
          </table:table-cell>
          <table:table-cell table:style-name="ce10" table:formula="of:=[.F12]*[.F33]" office:value-type="float" office:value="0.117704849498328" calcext:value-type="float">
            <text:p>0,117704849498328</text:p>
          </table:table-cell>
          <table:table-cell/>
          <table:table-cell table:style-name="ce12" table:formula="of:=[.C44]+[.D44]+[.E44]+[.F44]" office:value-type="float" office:value="0.384298355629877" calcext:value-type="float">
            <text:p>0,384298355629877</text:p>
          </table:table-cell>
        </table:table-row>
        <table:table-row table:style-name="ro1">
          <table:table-cell/>
          <table:table-cell table:style-name="ce3" office:value-type="string" calcext:value-type="string">
            <text:p>Datenschutz</text:p>
          </table:table-cell>
          <table:table-cell table:style-name="ce10" table:formula="of:=[.C13]*[.C33]" office:value-type="float" office:value="0.456960702341137" calcext:value-type="float">
            <text:p>0,456960702341137</text:p>
          </table:table-cell>
          <table:table-cell table:style-name="ce10" table:formula="of:=[.D13]*[.D33]" office:value-type="float" office:value="0.55928093645485" calcext:value-type="float">
            <text:p>0,55928093645485</text:p>
          </table:table-cell>
          <table:table-cell table:style-name="ce10" table:formula="of:=[.E13]*[.E33]" office:value-type="float" office:value="0.388879598662207" calcext:value-type="float">
            <text:p>0,388879598662207</text:p>
          </table:table-cell>
          <table:table-cell table:style-name="ce10" table:formula="of:=[.F13]*[.F33]" office:value-type="float" office:value="0.470819397993311" calcext:value-type="float">
            <text:p>0,470819397993311</text:p>
          </table:table-cell>
          <table:table-cell/>
          <table:table-cell table:style-name="ce12" table:formula="of:=[.C45]+[.D45]+[.E45]+[.F45]" office:value-type="float" office:value="1.87594063545151" calcext:value-type="float">
            <text:p>1,8759406354515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Authentifizierung</text:p>
          </table:table-cell>
          <table:table-cell table:style-name="ce8" office:value-type="string" calcext:value-type="string">
            <text:p>Datenübertragung</text:p>
          </table:table-cell>
          <table:table-cell table:style-name="ce8" office:value-type="string" calcext:value-type="string">
            <text:p>Sicherheitsupdates</text:p>
          </table:table-cell>
          <table:table-cell table:style-name="ce8" office:value-type="string" calcext:value-type="string">
            <text:p>Datenschutz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Authentifizierung</text:p>
          </table:table-cell>
          <table:table-cell table:style-name="ce10" table:formula="of:=[.C42]" office:value-type="float" office:value="0.152320234113712" calcext:value-type="float">
            <text:p>0,152320234113712</text:p>
          </table:table-cell>
          <table:table-cell table:style-name="ce10" table:number-columns-repeated="3"/>
          <table:table-cell/>
          <table:table-cell table:style-name="ce12" table:formula="of:=[.H42]/[.C50]" office:value-type="float" office:value="3.96720186633731" calcext:value-type="float">
            <text:p>3,96720186633731</text:p>
          </table:table-cell>
        </table:table-row>
        <table:table-row table:style-name="ro1">
          <table:table-cell/>
          <table:table-cell table:style-name="ce3" office:value-type="string" calcext:value-type="string">
            <text:p>Datenübertragung</text:p>
          </table:table-cell>
          <table:table-cell table:style-name="ce10"/>
          <table:table-cell table:style-name="ce10" table:formula="of:=[.D43]" office:value-type="float" office:value="0.279640468227425" calcext:value-type="float">
            <text:p>0,279640468227425</text:p>
          </table:table-cell>
          <table:table-cell table:style-name="ce10" table:number-columns-repeated="2"/>
          <table:table-cell/>
          <table:table-cell table:style-name="ce12" table:formula="of:=[.H43]/[.D51]" office:value-type="float" office:value="3.97421139183734" calcext:value-type="float">
            <text:p>3,97421139183734</text:p>
          </table:table-cell>
        </table:table-row>
        <table:table-row table:style-name="ro1">
          <table:table-cell/>
          <table:table-cell table:style-name="ce3" office:value-type="string" calcext:value-type="string">
            <text:p>Sicherheitsupdates</text:p>
          </table:table-cell>
          <table:table-cell table:style-name="ce10" table:number-columns-repeated="2"/>
          <table:table-cell table:style-name="ce10" table:formula="of:=[.E44]" office:value-type="float" office:value="0.0972198996655518" calcext:value-type="float">
            <text:p>0,0972198996655518</text:p>
          </table:table-cell>
          <table:table-cell table:style-name="ce10"/>
          <table:table-cell/>
          <table:table-cell table:style-name="ce12" table:formula="of:=[.H44]/[.E52]" office:value-type="float" office:value="3.95287751737978" calcext:value-type="float">
            <text:p>3,95287751737978</text:p>
          </table:table-cell>
        </table:table-row>
        <table:table-row table:style-name="ro1">
          <table:table-cell/>
          <table:table-cell table:style-name="ce3" office:value-type="string" calcext:value-type="string">
            <text:p>Datenschutz</text:p>
          </table:table-cell>
          <table:table-cell table:style-name="ce10" table:number-columns-repeated="3"/>
          <table:table-cell table:style-name="ce10" table:formula="of:=[.F45]" office:value-type="float" office:value="0.470819397993311" calcext:value-type="float">
            <text:p>0,470819397993311</text:p>
          </table:table-cell>
          <table:table-cell/>
          <table:table-cell table:style-name="ce12" table:formula="of:=[.H45]/[.F53]" office:value-type="float" office:value="3.98441662226958" calcext:value-type="float">
            <text:p>3,984416622269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H50]+[.H51]+[.H52]+[.H53])/4" office:value-type="float" office:value="3.969676849456" calcext:value-type="float">
            <text:p>3,969676849456</text:p>
          </table:table-cell>
          <table:table-cell table:number-columns-repeated="3"/>
          <table:table-cell table:style-name="ce29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55]-4)/(4-1)" office:value-type="float" office:value="-0.010107716847999" calcext:value-type="float">
            <text:p>-0,010107716847999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32" table:formula="of:=[.C60]/0.89" office:value-type="float" office:value="-0.0113569852224708" calcext:value-type="float">
            <text:p>-0,0113569852224708</text:p>
          </table:table-cell>
          <table:table-cell table:number-columns-repeated="5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AHP Sicherheit und Datenschutz'.C65:'AHP Sicherheit und Datenschutz'.C65">
            <calcext:condition calcext:apply-style-name="AHP negativ" calcext:value="&gt;0.1" calcext:base-cell-address="'AHP Sicherheit und Datenschutz'.C65"/>
            <calcext:condition calcext:apply-style-name="AHP positiv" calcext:value="&lt;0.1" calcext:base-cell-address="'AHP Sicherheit und Datenschutz'.C65"/>
          </calcext:conditional-format>
          <calcext:conditional-format calcext:target-range-address="'AHP Sicherheit und Datenschutz'.C65:'AHP Sicherheit und Datenschutz'.C65">
            <calcext:condition calcext:apply-style-name="Accent 1" calcext:value="&lt;0.1" calcext:base-cell-address="'AHP Sicherheit und Datenschutz'.C65"/>
            <calcext:condition calcext:apply-style-name="AHP positiv" calcext:value="&lt;0.1" calcext:base-cell-address="'AHP Sicherheit und Datenschutz'.C65"/>
          </calcext:conditional-format>
        </calcext:conditional-formats>
      </table:table>
      <table:table table:name="AHP Leistung" table:style-name="ta1">
        <table:table-column table:style-name="co1" table:default-cell-style-name="Default"/>
        <table:table-column table:style-name="co6" table:default-cell-style-name="Default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" table:default-cell-style-name="ce21"/>
        <table:table-column table:style-name="co14" table:default-cell-style-name="ce21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Berechnung der Gewichte (Leistung)</text:p>
          </table:table-cell>
          <table:covered-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string" calcext:value-type="string">
            <text:p>RAM</text:p>
          </table:table-cell>
          <table:table-cell table:style-name="ce8" office:value-type="string" calcext:value-type="string">
            <text:p>Speich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PU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AM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peicher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" office:value-type="float" office:value="2.5" calcext:value-type="float">
            <text:p>2,5</text:p>
          </table:table-cell>
          <table:table-cell table:style-name="ce10" table:formula="of:=[.D10]+[.D11]+[.D12]" office:value-type="float" office:value="2.5" calcext:value-type="float">
            <text:p>2,5</text:p>
          </table:table-cell>
          <table:table-cell table:style-name="ce10" table:formula="of:=[.E10]+[.E11]+[.E12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string" calcext:value-type="string">
            <text:p>RAM</text:p>
          </table:table-cell>
          <table:table-cell table:style-name="ce8" office:value-type="string" calcext:value-type="string">
            <text:p>Speiche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PU</text:p>
          </table:table-cell>
          <table:table-cell table:style-name="ce10" table:formula="of:=[.C10]/[.C14]" office:value-type="float" office:value="0.4" calcext:value-type="float">
            <text:p>0,4</text:p>
          </table:table-cell>
          <table:table-cell table:style-name="ce10" table:formula="of:=[.D10]/[.D14]" office:value-type="float" office:value="0.4" calcext:value-type="float">
            <text:p>0,4</text:p>
          </table:table-cell>
          <table:table-cell table:style-name="ce10" table:formula="of:=[.E10]/[.E14]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RAM</text:p>
          </table:table-cell>
          <table:table-cell table:style-name="ce10" table:formula="of:=[.C11]/[.C14]" office:value-type="float" office:value="0.4" calcext:value-type="float">
            <text:p>0,4</text:p>
          </table:table-cell>
          <table:table-cell table:style-name="ce10" table:formula="of:=[.D11]/[.D14]" office:value-type="float" office:value="0.4" calcext:value-type="float">
            <text:p>0,4</text:p>
          </table:table-cell>
          <table:table-cell table:style-name="ce10" table:formula="of:=[.E11]/[.E14]" office:value-type="float" office:value="0.4" calcext:value-type="float">
            <text:p>0,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peicher</text:p>
          </table:table-cell>
          <table:table-cell table:style-name="ce10" table:formula="of:=[.C12]/[.C14]" office:value-type="float" office:value="0.2" calcext:value-type="float">
            <text:p>0,2</text:p>
          </table:table-cell>
          <table:table-cell table:style-name="ce10" table:formula="of:=[.D12]/[.D14]" office:value-type="float" office:value="0.2" calcext:value-type="float">
            <text:p>0,2</text:p>
          </table:table-cell>
          <table:table-cell table:style-name="ce10" table:formula="of:=[.E12]/[.E14]" office:value-type="float" office:value="0.2" calcext:value-type="float">
            <text:p>0,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string" calcext:value-type="string">
            <text:p>RAM</text:p>
          </table:table-cell>
          <table:table-cell table:style-name="ce8" office:value-type="string" calcext:value-type="string">
            <text:p>Speicher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CPU</text:p>
          </table:table-cell>
          <table:table-cell table:style-name="ce10" table:formula="of:=[.C10]/[.C14]" office:value-type="float" office:value="0.4" calcext:value-type="float">
            <text:p>0,4</text:p>
          </table:table-cell>
          <table:table-cell table:style-name="ce10" table:formula="of:=[.D10]/[.D14]" office:value-type="float" office:value="0.4" calcext:value-type="float">
            <text:p>0,4</text:p>
          </table:table-cell>
          <table:table-cell table:style-name="ce10" table:formula="of:=[.E10]/[.E14]" office:value-type="float" office:value="0.4" calcext:value-type="float">
            <text:p>0,4</text:p>
          </table:table-cell>
          <table:table-cell/>
          <table:table-cell table:style-name="ce10" table:formula="of:=[.C26]+[.D26]+[.E26]" office:value-type="float" office:value="1.2" calcext:value-type="float">
            <text:p>1,2</text:p>
          </table:table-cell>
        </table:table-row>
        <table:table-row table:style-name="ro1">
          <table:table-cell/>
          <table:table-cell table:style-name="ce3" office:value-type="string" calcext:value-type="string">
            <text:p>RAM</text:p>
          </table:table-cell>
          <table:table-cell table:style-name="ce10" table:formula="of:=[.C11]/[.C14]" office:value-type="float" office:value="0.4" calcext:value-type="float">
            <text:p>0,4</text:p>
          </table:table-cell>
          <table:table-cell table:style-name="ce10" table:formula="of:=[.D11]/[.D14]" office:value-type="float" office:value="0.4" calcext:value-type="float">
            <text:p>0,4</text:p>
          </table:table-cell>
          <table:table-cell table:style-name="ce10" table:formula="of:=[.E11]/[.E14]" office:value-type="float" office:value="0.4" calcext:value-type="float">
            <text:p>0,4</text:p>
          </table:table-cell>
          <table:table-cell/>
          <table:table-cell table:style-name="ce10" table:formula="of:=[.C27]+[.D27]+[.E27]" office:value-type="float" office:value="1.2" calcext:value-type="float">
            <text:p>1,2</text:p>
          </table:table-cell>
        </table:table-row>
        <table:table-row table:style-name="ro1">
          <table:table-cell/>
          <table:table-cell table:style-name="ce3" office:value-type="string" calcext:value-type="string">
            <text:p>Speicher</text:p>
          </table:table-cell>
          <table:table-cell table:style-name="ce10" table:formula="of:=[.C12]/[.C14]" office:value-type="float" office:value="0.2" calcext:value-type="float">
            <text:p>0,2</text:p>
          </table:table-cell>
          <table:table-cell table:style-name="ce10" table:formula="of:=[.D12]/[.D14]" office:value-type="float" office:value="0.2" calcext:value-type="float">
            <text:p>0,2</text:p>
          </table:table-cell>
          <table:table-cell table:style-name="ce10" table:formula="of:=[.E12]/[.E14]" office:value-type="float" office:value="0.2" calcext:value-type="float">
            <text:p>0,2</text:p>
          </table:table-cell>
          <table:table-cell/>
          <table:table-cell table:style-name="ce10" table:formula="of:=[.C28]+[.D28]+[.E28]" office:value-type="float" office:value="0.6" calcext:value-type="float">
            <text:p>0,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Gewichte (w_j)</text:p>
          </table:table-cell>
          <table:table-cell table:style-name="ce10" table:formula="of:=[.G26]/3" office:value-type="float" office:value="0.4" calcext:value-type="float">
            <text:p>0,4</text:p>
          </table:table-cell>
          <table:table-cell table:style-name="ce10" table:formula="of:=[.G27]/3" office:value-type="float" office:value="0.4" calcext:value-type="float">
            <text:p>0,4</text:p>
          </table:table-cell>
          <table:table-cell table:style-name="ce10" table:formula="of:=[.G28]/3" office:value-type="float" office:value="0.2" calcext:value-type="float">
            <text:p>0,2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20" office:value-type="string" calcext:value-type="string" table:number-columns-spanned="6" table:number-rows-spanned="1">
            <text:p>Konsistenzprüfung</text:p>
          </table:table-cell>
          <table:covered-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string" calcext:value-type="string">
            <text:p>RAM</text:p>
          </table:table-cell>
          <table:table-cell table:style-name="ce8" office:value-type="string" calcext:value-type="string">
            <text:p>Speicher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CPU</text:p>
          </table:table-cell>
          <table:table-cell table:style-name="ce10" table:formula="of:=[.C10]*[.C30]" office:value-type="float" office:value="0.4" calcext:value-type="float">
            <text:p>0,4</text:p>
          </table:table-cell>
          <table:table-cell table:style-name="ce10" table:formula="of:=[.D10]*[.D30]" office:value-type="float" office:value="0.4" calcext:value-type="float">
            <text:p>0,4</text:p>
          </table:table-cell>
          <table:table-cell table:style-name="ce10" table:formula="of:=[.E10]*[.E30]" office:value-type="float" office:value="0.4" calcext:value-type="float">
            <text:p>0,4</text:p>
          </table:table-cell>
          <table:table-cell/>
          <table:table-cell table:style-name="ce12" table:formula="of:=[.C39]+[.D39]+[.E39]" office:value-type="float" office:value="1.2" calcext:value-type="float">
            <text:p>1,2</text:p>
          </table:table-cell>
        </table:table-row>
        <table:table-row table:style-name="ro1">
          <table:table-cell/>
          <table:table-cell table:style-name="ce3" office:value-type="string" calcext:value-type="string">
            <text:p>RAM</text:p>
          </table:table-cell>
          <table:table-cell table:style-name="ce10" table:formula="of:=[.C11]*[.C30]" office:value-type="float" office:value="0.4" calcext:value-type="float">
            <text:p>0,4</text:p>
          </table:table-cell>
          <table:table-cell table:style-name="ce10" table:formula="of:=[.D11]*[.D30]" office:value-type="float" office:value="0.4" calcext:value-type="float">
            <text:p>0,4</text:p>
          </table:table-cell>
          <table:table-cell table:style-name="ce10" table:formula="of:=[.E11]*[.E30]" office:value-type="float" office:value="0.4" calcext:value-type="float">
            <text:p>0,4</text:p>
          </table:table-cell>
          <table:table-cell/>
          <table:table-cell table:style-name="ce12" table:formula="of:=[.C40]+[.D40]+[.E40]" office:value-type="float" office:value="1.2" calcext:value-type="float">
            <text:p>1,2</text:p>
          </table:table-cell>
        </table:table-row>
        <table:table-row table:style-name="ro1">
          <table:table-cell/>
          <table:table-cell table:style-name="ce3" office:value-type="string" calcext:value-type="string">
            <text:p>Speicher</text:p>
          </table:table-cell>
          <table:table-cell table:style-name="ce10" table:formula="of:=[.C12]*[.C30]" office:value-type="float" office:value="0.2" calcext:value-type="float">
            <text:p>0,2</text:p>
          </table:table-cell>
          <table:table-cell table:style-name="ce10" table:formula="of:=[.D12]*[.D30]" office:value-type="float" office:value="0.2" calcext:value-type="float">
            <text:p>0,2</text:p>
          </table:table-cell>
          <table:table-cell table:style-name="ce10" table:formula="of:=[.E12]*[.E30]" office:value-type="float" office:value="0.2" calcext:value-type="float">
            <text:p>0,2</text:p>
          </table:table-cell>
          <table:table-cell/>
          <table:table-cell table:style-name="ce12" table:formula="of:=[.C41]+[.D41]+[.E41]" office:value-type="float" office:value="0.6" calcext:value-type="float">
            <text:p>0,6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CPU</text:p>
          </table:table-cell>
          <table:table-cell table:style-name="ce8" office:value-type="string" calcext:value-type="string">
            <text:p>RAM</text:p>
          </table:table-cell>
          <table:table-cell table:style-name="ce8" office:value-type="string" calcext:value-type="string">
            <text:p>Speicher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CPU</text:p>
          </table:table-cell>
          <table:table-cell table:style-name="ce10" table:formula="of:=[.C39]" office:value-type="float" office:value="0.4" calcext:value-type="float">
            <text:p>0,4</text:p>
          </table:table-cell>
          <table:table-cell table:style-name="ce10" table:number-columns-repeated="2"/>
          <table:table-cell/>
          <table:table-cell table:style-name="ce12" table:formula="of:=[.G39]/[.C46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RAM</text:p>
          </table:table-cell>
          <table:table-cell table:style-name="ce10"/>
          <table:table-cell table:style-name="ce10" table:formula="of:=[.D40]" office:value-type="float" office:value="0.4" calcext:value-type="float">
            <text:p>0,4</text:p>
          </table:table-cell>
          <table:table-cell table:style-name="ce10"/>
          <table:table-cell/>
          <table:table-cell table:style-name="ce12" table:formula="of:=[.G40]/[.D47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string" calcext:value-type="string">
            <text:p>Speicher</text:p>
          </table:table-cell>
          <table:table-cell table:style-name="ce10" table:number-columns-repeated="2"/>
          <table:table-cell table:style-name="ce10" table:formula="of:=[.E41]" office:value-type="float" office:value="0.2" calcext:value-type="float">
            <text:p>0,2</text:p>
          </table:table-cell>
          <table:table-cell/>
          <table:table-cell table:style-name="ce12" table:formula="of:=[.G41]/[.E48]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G46]+[.G47]+[.G48])/3" office:value-type="float" office:value="3" calcext:value-type="float">
            <text:p>3</text:p>
          </table:table-cell>
          <table:table-cell table:number-columns-repeated="2"/>
          <table:table-cell table:style-name="ce29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50]-3)/(3-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33" table:formula="of:=[.C55]/0.52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'AHP Leistung'.C60:'AHP Leistung'.C60">
            <calcext:condition calcext:apply-style-name="AHP negativ" calcext:value="&gt;0.1" calcext:base-cell-address="'AHP Leistung'.C60"/>
            <calcext:condition calcext:apply-style-name="AHP positiv" calcext:value="&lt;0.1" calcext:base-cell-address="'AHP Leistung'.C60"/>
          </calcext:conditional-format>
          <calcext:conditional-format calcext:target-range-address="'AHP Leistung'.C60:'AHP Leistung'.C60">
            <calcext:condition calcext:apply-style-name="Accent 1" calcext:value="&lt;0.1" calcext:base-cell-address="'AHP Leistung'.C60"/>
            <calcext:condition calcext:apply-style-name="AHP positiv" calcext:value="&lt;0.1" calcext:base-cell-address="'AHP Leistung'.C60"/>
          </calcext:conditional-format>
        </calcext:conditional-formats>
      </table:table>
      <table:table table:name="AHP Implementierungsaufwand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ce21"/>
        <table:table-column table:style-name="co5" table:number-columns-repeated="3" table:default-cell-style-name="ce21"/>
        <table:table-column table:style-name="co1" table:default-cell-style-name="ce21"/>
        <table:table-column table:style-name="co5" table:default-cell-style-name="ce21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9" office:value-type="string" calcext:value-type="string" table:number-columns-spanned="7" table:number-rows-spanned="1">
            <text:p>Berechnung der Gewichte (Implementierungsaufwand)</text:p>
          </table:table-cell>
          <table:covered-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Bildung der Spaltensumme</text:p>
          </table:table-cell>
          <table:table-cell table:style-name="ce8" office:value-type="string" calcext:value-type="string">
            <text:p>Installation</text:p>
          </table:table-cell>
          <table:table-cell table:style-name="ce8" office:value-type="string" calcext:value-type="string">
            <text:p>Konfiguration</text:p>
          </table:table-cell>
          <table:table-cell table:style-name="ce8" office:value-type="string" calcext:value-type="string">
            <text:p>Integration</text:p>
          </table:table-cell>
          <table:table-cell table:style-name="ce8" office:value-type="string" calcext:value-type="string">
            <text:p>Benutzbarkei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stallation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Konfiguration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1/3" office:value-type="float" office:value="0.333333333333333" calcext:value-type="float">
            <text:p>0,333333333333333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tegrat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enutzbarkeit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1/2" office:value-type="float" office:value="0.5" calcext:value-type="float">
            <text:p>0,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paltensumme (s_j)</text:p>
          </table:table-cell>
          <table:table-cell table:style-name="ce10" table:formula="of:=[.C10]+[.C11]+[.C12]+[.C13]" office:value-type="float" office:value="5" calcext:value-type="float">
            <text:p>5</text:p>
          </table:table-cell>
          <table:table-cell table:style-name="ce10" table:formula="of:=[.D10]+[.D11]+[.D12]+[.D13]" office:value-type="float" office:value="7" calcext:value-type="float">
            <text:p>7</text:p>
          </table:table-cell>
          <table:table-cell table:style-name="ce10" table:formula="of:=[.E10]+[.E11]+[.E12]+[.E13]" office:value-type="float" office:value="2.33333333333333" calcext:value-type="float">
            <text:p>2,33333333333333</text:p>
          </table:table-cell>
          <table:table-cell table:style-name="ce10" table:formula="of:=[.F10]+[.F11]+[.F12]+[.F13]" office:value-type="float" office:value="4.5" calcext:value-type="float">
            <text:p>4,5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Installation</text:p>
          </table:table-cell>
          <table:table-cell table:style-name="ce8" office:value-type="string" calcext:value-type="string">
            <text:p>Konfiguration</text:p>
          </table:table-cell>
          <table:table-cell table:style-name="ce8" office:value-type="string" calcext:value-type="string">
            <text:p>Integration</text:p>
          </table:table-cell>
          <table:table-cell table:style-name="ce8" office:value-type="string" calcext:value-type="string">
            <text:p>Benutzbarkeit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stallation</text:p>
          </table:table-cell>
          <table:table-cell table:style-name="ce10" table:formula="of:=[.C10]/[.C15]" office:value-type="float" office:value="0.2" calcext:value-type="float">
            <text:p>0,2</text:p>
          </table:table-cell>
          <table:table-cell table:style-name="ce10" table:formula="of:=[.D10]/[.D15]" office:value-type="float" office:value="0.142857142857143" calcext:value-type="float">
            <text:p>0,142857142857143</text:p>
          </table:table-cell>
          <table:table-cell table:style-name="ce10" table:formula="of:=[.E10]/[.E15]" office:value-type="float" office:value="0.214285714285714" calcext:value-type="float">
            <text:p>0,214285714285714</text:p>
          </table:table-cell>
          <table:table-cell table:style-name="ce10" table:formula="of:=[.F10]/[.F15]" office:value-type="float" office:value="0.222222222222222" calcext:value-type="float">
            <text:p>0,222222222222222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Konfiguration</text:p>
          </table:table-cell>
          <table:table-cell table:style-name="ce10" table:formula="of:=[.C11]/[.C15]" office:value-type="float" office:value="0.2" calcext:value-type="float">
            <text:p>0,2</text:p>
          </table:table-cell>
          <table:table-cell table:style-name="ce10" table:formula="of:=[.D11]/[.D15]" office:value-type="float" office:value="0.142857142857143" calcext:value-type="float">
            <text:p>0,142857142857143</text:p>
          </table:table-cell>
          <table:table-cell table:style-name="ce10" table:formula="of:=[.E11]/[.E15]" office:value-type="float" office:value="0.142857142857143" calcext:value-type="float">
            <text:p>0,142857142857143</text:p>
          </table:table-cell>
          <table:table-cell table:style-name="ce10" table:formula="of:=[.F11]/[.F15]" office:value-type="float" office:value="0.111111111111111" calcext:value-type="float">
            <text:p>0,111111111111111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Integration</text:p>
          </table:table-cell>
          <table:table-cell table:style-name="ce10" table:formula="of:=[.C12]/[.C15]" office:value-type="float" office:value="0.4" calcext:value-type="float">
            <text:p>0,4</text:p>
          </table:table-cell>
          <table:table-cell table:style-name="ce10" table:formula="of:=[.D12]/[.D15]" office:value-type="float" office:value="0.428571428571429" calcext:value-type="float">
            <text:p>0,428571428571429</text:p>
          </table:table-cell>
          <table:table-cell table:style-name="ce10" table:formula="of:=[.E12]/[.E15]" office:value-type="float" office:value="0.428571428571429" calcext:value-type="float">
            <text:p>0,428571428571429</text:p>
          </table:table-cell>
          <table:table-cell table:style-name="ce10" table:formula="of:=[.F12]/[.F15]" office:value-type="float" office:value="0.444444444444444" calcext:value-type="float">
            <text:p>0,444444444444444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enutzbarkeit</text:p>
          </table:table-cell>
          <table:table-cell table:style-name="ce10" table:formula="of:=[.C13]/[.C15]" office:value-type="float" office:value="0.2" calcext:value-type="float">
            <text:p>0,2</text:p>
          </table:table-cell>
          <table:table-cell table:style-name="ce10" table:formula="of:=[.D13]/[.D15]" office:value-type="float" office:value="0.285714285714286" calcext:value-type="float">
            <text:p>0,285714285714286</text:p>
          </table:table-cell>
          <table:table-cell table:style-name="ce10" table:formula="of:=[.E13]/[.E15]" office:value-type="float" office:value="0.214285714285714" calcext:value-type="float">
            <text:p>0,214285714285714</text:p>
          </table:table-cell>
          <table:table-cell table:style-name="ce10" table:formula="of:=[.F13]/[.F15]" office:value-type="float" office:value="0.222222222222222" calcext:value-type="float">
            <text:p>0,22222222222222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Normalisierung der Matrix</text:p>
          </table:table-cell>
          <table:table-cell table:style-name="ce8" office:value-type="string" calcext:value-type="string">
            <text:p>Installation</text:p>
          </table:table-cell>
          <table:table-cell table:style-name="ce8" office:value-type="string" calcext:value-type="string">
            <text:p>Konfiguration</text:p>
          </table:table-cell>
          <table:table-cell table:style-name="ce8" office:value-type="string" calcext:value-type="string">
            <text:p>Integration</text:p>
          </table:table-cell>
          <table:table-cell table:style-name="ce8" office:value-type="string" calcext:value-type="string">
            <text:p>Benutzbarkeit</text:p>
          </table:table-cell>
          <table:table-cell/>
          <table:table-cell table:style-name="ce8" office:value-type="string" calcext:value-type="string">
            <text:p>Zeilensumme z</text:p>
          </table:table-cell>
        </table:table-row>
        <table:table-row table:style-name="ro1">
          <table:table-cell/>
          <table:table-cell table:style-name="ce3" office:value-type="string" calcext:value-type="string">
            <text:p>Installation</text:p>
          </table:table-cell>
          <table:table-cell table:style-name="ce10" table:formula="of:=[.C10]/[.C15]" office:value-type="float" office:value="0.2" calcext:value-type="float">
            <text:p>0,2</text:p>
          </table:table-cell>
          <table:table-cell table:style-name="ce10" table:formula="of:=[.D10]/[.D15]" office:value-type="float" office:value="0.142857142857143" calcext:value-type="float">
            <text:p>0,142857142857143</text:p>
          </table:table-cell>
          <table:table-cell table:style-name="ce10" table:formula="of:=[.E10]/[.E15]" office:value-type="float" office:value="0.214285714285714" calcext:value-type="float">
            <text:p>0,214285714285714</text:p>
          </table:table-cell>
          <table:table-cell table:style-name="ce10" table:formula="of:=[.F10]/[.F15]" office:value-type="float" office:value="0.222222222222222" calcext:value-type="float">
            <text:p>0,222222222222222</text:p>
          </table:table-cell>
          <table:table-cell/>
          <table:table-cell table:style-name="ce10" table:formula="of:=[.C28]+[.D28]+[.E28]+[.F28]" office:value-type="float" office:value="0.779365079365079" calcext:value-type="float">
            <text:p>0,779365079365079</text:p>
          </table:table-cell>
        </table:table-row>
        <table:table-row table:style-name="ro1">
          <table:table-cell/>
          <table:table-cell table:style-name="ce3" office:value-type="string" calcext:value-type="string">
            <text:p>Konfiguration</text:p>
          </table:table-cell>
          <table:table-cell table:style-name="ce10" table:formula="of:=[.C11]/[.C15]" office:value-type="float" office:value="0.2" calcext:value-type="float">
            <text:p>0,2</text:p>
          </table:table-cell>
          <table:table-cell table:style-name="ce10" table:formula="of:=[.D11]/[.D15]" office:value-type="float" office:value="0.142857142857143" calcext:value-type="float">
            <text:p>0,142857142857143</text:p>
          </table:table-cell>
          <table:table-cell table:style-name="ce10" table:formula="of:=[.E11]/[.E15]" office:value-type="float" office:value="0.142857142857143" calcext:value-type="float">
            <text:p>0,142857142857143</text:p>
          </table:table-cell>
          <table:table-cell table:style-name="ce10" table:formula="of:=[.F11]/[.F15]" office:value-type="float" office:value="0.111111111111111" calcext:value-type="float">
            <text:p>0,111111111111111</text:p>
          </table:table-cell>
          <table:table-cell/>
          <table:table-cell table:style-name="ce10" table:formula="of:=[.C29]+[.D29]+[.E29]+[.F29]" office:value-type="float" office:value="0.596825396825397" calcext:value-type="float">
            <text:p>0,596825396825397</text:p>
          </table:table-cell>
        </table:table-row>
        <table:table-row table:style-name="ro1">
          <table:table-cell/>
          <table:table-cell table:style-name="ce3" office:value-type="string" calcext:value-type="string">
            <text:p>Integration</text:p>
          </table:table-cell>
          <table:table-cell table:style-name="ce10" table:formula="of:=[.C12]/[.C15]" office:value-type="float" office:value="0.4" calcext:value-type="float">
            <text:p>0,4</text:p>
          </table:table-cell>
          <table:table-cell table:style-name="ce10" table:formula="of:=[.D12]/[.D15]" office:value-type="float" office:value="0.428571428571429" calcext:value-type="float">
            <text:p>0,428571428571429</text:p>
          </table:table-cell>
          <table:table-cell table:style-name="ce10" table:formula="of:=[.E12]/[.E15]" office:value-type="float" office:value="0.428571428571429" calcext:value-type="float">
            <text:p>0,428571428571429</text:p>
          </table:table-cell>
          <table:table-cell table:style-name="ce10" table:formula="of:=[.F12]/[.F15]" office:value-type="float" office:value="0.444444444444444" calcext:value-type="float">
            <text:p>0,444444444444444</text:p>
          </table:table-cell>
          <table:table-cell/>
          <table:table-cell table:style-name="ce10" table:formula="of:=[.C30]+[.D30]+[.E30]+[.F30]" office:value-type="float" office:value="1.7015873015873" calcext:value-type="float">
            <text:p>1,7015873015873</text:p>
          </table:table-cell>
        </table:table-row>
        <table:table-row table:style-name="ro1">
          <table:table-cell/>
          <table:table-cell table:style-name="ce3" office:value-type="string" calcext:value-type="string">
            <text:p>Benutzbarkeit</text:p>
          </table:table-cell>
          <table:table-cell table:style-name="ce10" table:formula="of:=[.C13]/[.C15]" office:value-type="float" office:value="0.2" calcext:value-type="float">
            <text:p>0,2</text:p>
          </table:table-cell>
          <table:table-cell table:style-name="ce10" table:formula="of:=[.D13]/[.D15]" office:value-type="float" office:value="0.285714285714286" calcext:value-type="float">
            <text:p>0,285714285714286</text:p>
          </table:table-cell>
          <table:table-cell table:style-name="ce10" table:formula="of:=[.E13]/[.E15]" office:value-type="float" office:value="0.214285714285714" calcext:value-type="float">
            <text:p>0,214285714285714</text:p>
          </table:table-cell>
          <table:table-cell table:style-name="ce10" table:formula="of:=[.F13]/[.F15]" office:value-type="float" office:value="0.222222222222222" calcext:value-type="float">
            <text:p>0,222222222222222</text:p>
          </table:table-cell>
          <table:table-cell/>
          <table:table-cell table:style-name="ce10" table:formula="of:=[.C31]+[.D31]+[.E31]+[.F31]" office:value-type="float" office:value="0.922222222222222" calcext:value-type="float">
            <text:p>0,9222222222222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Gewichte (w_j)</text:p>
          </table:table-cell>
          <table:table-cell table:style-name="ce10" table:formula="of:=[.H28]/4" office:value-type="float" office:value="0.19484126984127" calcext:value-type="float">
            <text:p>0,19484126984127</text:p>
          </table:table-cell>
          <table:table-cell table:style-name="ce10" table:formula="of:=[.H29]/4" office:value-type="float" office:value="0.149206349206349" calcext:value-type="float">
            <text:p>0,149206349206349</text:p>
          </table:table-cell>
          <table:table-cell table:style-name="ce10" table:formula="of:=[.H30]/4" office:value-type="float" office:value="0.425396825396825" calcext:value-type="float">
            <text:p>0,425396825396825</text:p>
          </table:table-cell>
          <table:table-cell table:style-name="ce10" table:formula="of:=[.H31]/4" office:value-type="float" office:value="0.230555555555556" calcext:value-type="float">
            <text:p>0,230555555555556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20" office:value-type="string" calcext:value-type="string" table:number-columns-spanned="7" table:number-rows-spanned="1">
            <text:p>Konsistenzprüfung</text:p>
          </table:table-cell>
          <table:covered-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Durchschnittsmatrix bilden</text:p>
          </table:table-cell>
          <table:table-cell table:style-name="ce8" office:value-type="string" calcext:value-type="string">
            <text:p>Installation</text:p>
          </table:table-cell>
          <table:table-cell table:style-name="ce8" office:value-type="string" calcext:value-type="string">
            <text:p>Konfiguration</text:p>
          </table:table-cell>
          <table:table-cell table:style-name="ce8" office:value-type="string" calcext:value-type="string">
            <text:p>Integration</text:p>
          </table:table-cell>
          <table:table-cell table:style-name="ce8" office:value-type="string" calcext:value-type="string">
            <text:p>Benutzbarkeit</text:p>
          </table:table-cell>
          <table:table-cell/>
          <table:table-cell table:style-name="ce8" office:value-type="string" calcext:value-type="string">
            <text:p>Zeilensumme r</text:p>
          </table:table-cell>
        </table:table-row>
        <table:table-row table:style-name="ro1">
          <table:table-cell/>
          <table:table-cell table:style-name="ce3" office:value-type="string" calcext:value-type="string">
            <text:p>Installation</text:p>
          </table:table-cell>
          <table:table-cell table:style-name="ce10" table:formula="of:=[.C10]*[.C33]" office:value-type="float" office:value="0.19484126984127" calcext:value-type="float">
            <text:p>0,19484126984127</text:p>
          </table:table-cell>
          <table:table-cell table:style-name="ce10" table:formula="of:=[.D10]*[.D33]" office:value-type="float" office:value="0.149206349206349" calcext:value-type="float">
            <text:p>0,149206349206349</text:p>
          </table:table-cell>
          <table:table-cell table:style-name="ce10" table:formula="of:=[.E10]*[.E33]" office:value-type="float" office:value="0.212698412698413" calcext:value-type="float">
            <text:p>0,212698412698413</text:p>
          </table:table-cell>
          <table:table-cell table:style-name="ce10" table:formula="of:=[.F10]*[.F33]" office:value-type="float" office:value="0.230555555555556" calcext:value-type="float">
            <text:p>0,230555555555556</text:p>
          </table:table-cell>
          <table:table-cell/>
          <table:table-cell table:style-name="ce12" table:formula="of:=[.C42]+[.D42]+[.E42]+[.F42]" office:value-type="float" office:value="0.787301587301587" calcext:value-type="float">
            <text:p>0,787301587301587</text:p>
          </table:table-cell>
        </table:table-row>
        <table:table-row table:style-name="ro1">
          <table:table-cell/>
          <table:table-cell table:style-name="ce3" office:value-type="string" calcext:value-type="string">
            <text:p>Konfiguration</text:p>
          </table:table-cell>
          <table:table-cell table:style-name="ce10" table:formula="of:=[.C11]*[.C33]" office:value-type="float" office:value="0.19484126984127" calcext:value-type="float">
            <text:p>0,19484126984127</text:p>
          </table:table-cell>
          <table:table-cell table:style-name="ce10" table:formula="of:=[.D11]*[.D33]" office:value-type="float" office:value="0.149206349206349" calcext:value-type="float">
            <text:p>0,149206349206349</text:p>
          </table:table-cell>
          <table:table-cell table:style-name="ce10" table:formula="of:=[.E11]*[.E33]" office:value-type="float" office:value="0.141798941798942" calcext:value-type="float">
            <text:p>0,141798941798942</text:p>
          </table:table-cell>
          <table:table-cell table:style-name="ce10" table:formula="of:=[.F11]*[.F33]" office:value-type="float" office:value="0.115277777777778" calcext:value-type="float">
            <text:p>0,115277777777778</text:p>
          </table:table-cell>
          <table:table-cell/>
          <table:table-cell table:style-name="ce12" table:formula="of:=[.C43]+[.D43]+[.E43]+[.F43]" office:value-type="float" office:value="0.601124338624339" calcext:value-type="float">
            <text:p>0,601124338624339</text:p>
          </table:table-cell>
        </table:table-row>
        <table:table-row table:style-name="ro1">
          <table:table-cell/>
          <table:table-cell table:style-name="ce3" office:value-type="string" calcext:value-type="string">
            <text:p>Integration</text:p>
          </table:table-cell>
          <table:table-cell table:style-name="ce10" table:formula="of:=[.C12]*[.C33]" office:value-type="float" office:value="0.38968253968254" calcext:value-type="float">
            <text:p>0,38968253968254</text:p>
          </table:table-cell>
          <table:table-cell table:style-name="ce10" table:formula="of:=[.D12]*[.D33]" office:value-type="float" office:value="0.447619047619048" calcext:value-type="float">
            <text:p>0,447619047619048</text:p>
          </table:table-cell>
          <table:table-cell table:style-name="ce10" table:formula="of:=[.E12]*[.E33]" office:value-type="float" office:value="0.425396825396825" calcext:value-type="float">
            <text:p>0,425396825396825</text:p>
          </table:table-cell>
          <table:table-cell table:style-name="ce10" table:formula="of:=[.F12]*[.F33]" office:value-type="float" office:value="0.461111111111111" calcext:value-type="float">
            <text:p>0,461111111111111</text:p>
          </table:table-cell>
          <table:table-cell/>
          <table:table-cell table:style-name="ce12" table:formula="of:=[.C44]+[.D44]+[.E44]+[.F44]" office:value-type="float" office:value="1.72380952380952" calcext:value-type="float">
            <text:p>1,72380952380952</text:p>
          </table:table-cell>
        </table:table-row>
        <table:table-row table:style-name="ro1">
          <table:table-cell/>
          <table:table-cell table:style-name="ce3" office:value-type="string" calcext:value-type="string">
            <text:p>Benutzbarkeit</text:p>
          </table:table-cell>
          <table:table-cell table:style-name="ce10" table:formula="of:=[.C13]*[.C33]" office:value-type="float" office:value="0.19484126984127" calcext:value-type="float">
            <text:p>0,19484126984127</text:p>
          </table:table-cell>
          <table:table-cell table:style-name="ce10" table:formula="of:=[.D13]*[.D33]" office:value-type="float" office:value="0.298412698412698" calcext:value-type="float">
            <text:p>0,298412698412698</text:p>
          </table:table-cell>
          <table:table-cell table:style-name="ce10" table:formula="of:=[.E13]*[.E33]" office:value-type="float" office:value="0.212698412698413" calcext:value-type="float">
            <text:p>0,212698412698413</text:p>
          </table:table-cell>
          <table:table-cell table:style-name="ce10" table:formula="of:=[.F13]*[.F33]" office:value-type="float" office:value="0.230555555555556" calcext:value-type="float">
            <text:p>0,230555555555556</text:p>
          </table:table-cell>
          <table:table-cell/>
          <table:table-cell table:style-name="ce12" table:formula="of:=[.C45]+[.D45]+[.E45]+[.F45]" office:value-type="float" office:value="0.936507936507937" calcext:value-type="float">
            <text:p>0,93650793650793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λ_max berechnen</text:p>
          </table:table-cell>
          <table:table-cell table:style-name="ce8" office:value-type="string" calcext:value-type="string">
            <text:p>Installation</text:p>
          </table:table-cell>
          <table:table-cell table:style-name="ce8" office:value-type="string" calcext:value-type="string">
            <text:p>Konfiguration</text:p>
          </table:table-cell>
          <table:table-cell table:style-name="ce8" office:value-type="string" calcext:value-type="string">
            <text:p>Integration</text:p>
          </table:table-cell>
          <table:table-cell table:style-name="ce8" office:value-type="string" calcext:value-type="string">
            <text:p>Benutzbarkeit</text:p>
          </table:table-cell>
          <table:table-cell/>
          <table:table-cell table:style-name="ce17" office:value-type="string" calcext:value-type="string">
            <text:p>λ_i</text:p>
          </table:table-cell>
        </table:table-row>
        <table:table-row table:style-name="ro1">
          <table:table-cell/>
          <table:table-cell table:style-name="ce3" office:value-type="string" calcext:value-type="string">
            <text:p>Installation</text:p>
          </table:table-cell>
          <table:table-cell table:style-name="ce10" table:formula="of:=[.C42]" office:value-type="float" office:value="0.19484126984127" calcext:value-type="float">
            <text:p>0,19484126984127</text:p>
          </table:table-cell>
          <table:table-cell table:style-name="ce10" table:number-columns-repeated="3"/>
          <table:table-cell/>
          <table:table-cell table:style-name="ce12" table:formula="of:=[.H42]/[.C50]" office:value-type="float" office:value="4.04073319755601" calcext:value-type="float">
            <text:p>4,04073319755601</text:p>
          </table:table-cell>
        </table:table-row>
        <table:table-row table:style-name="ro1">
          <table:table-cell/>
          <table:table-cell table:style-name="ce3" office:value-type="string" calcext:value-type="string">
            <text:p>Konfiguration</text:p>
          </table:table-cell>
          <table:table-cell table:style-name="ce10"/>
          <table:table-cell table:style-name="ce10" table:formula="of:=[.D43]" office:value-type="float" office:value="0.149206349206349" calcext:value-type="float">
            <text:p>0,149206349206349</text:p>
          </table:table-cell>
          <table:table-cell table:style-name="ce10" table:number-columns-repeated="2"/>
          <table:table-cell/>
          <table:table-cell table:style-name="ce12" table:formula="of:=[.H43]/[.D51]" office:value-type="float" office:value="4.02881205673759" calcext:value-type="float">
            <text:p>4,02881205673759</text:p>
          </table:table-cell>
        </table:table-row>
        <table:table-row table:style-name="ro1">
          <table:table-cell/>
          <table:table-cell table:style-name="ce3" office:value-type="string" calcext:value-type="string">
            <text:p>Integration</text:p>
          </table:table-cell>
          <table:table-cell table:style-name="ce10" table:number-columns-repeated="2"/>
          <table:table-cell table:style-name="ce10" table:formula="of:=[.E44]" office:value-type="float" office:value="0.425396825396825" calcext:value-type="float">
            <text:p>0,425396825396825</text:p>
          </table:table-cell>
          <table:table-cell table:style-name="ce10"/>
          <table:table-cell/>
          <table:table-cell table:style-name="ce12" table:formula="of:=[.H44]/[.E52]" office:value-type="float" office:value="4.05223880597015" calcext:value-type="float">
            <text:p>4,05223880597015</text:p>
          </table:table-cell>
        </table:table-row>
        <table:table-row table:style-name="ro1">
          <table:table-cell/>
          <table:table-cell table:style-name="ce3" office:value-type="string" calcext:value-type="string">
            <text:p>Benutzbarkeit</text:p>
          </table:table-cell>
          <table:table-cell table:style-name="ce10" table:number-columns-repeated="3"/>
          <table:table-cell table:style-name="ce10" table:formula="of:=[.F45]" office:value-type="float" office:value="0.230555555555556" calcext:value-type="float">
            <text:p>0,230555555555556</text:p>
          </table:table-cell>
          <table:table-cell/>
          <table:table-cell table:style-name="ce12" table:formula="of:=[.H45]/[.F53]" office:value-type="float" office:value="4.06196213425129" calcext:value-type="float">
            <text:p>4,0619621342512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λ_max</text:p>
          </table:table-cell>
          <table:table-cell table:style-name="ce12" table:formula="of:=([.H50]+[.H51]+[.H52]+[.H53])/4" office:value-type="float" office:value="4.04593654862876" calcext:value-type="float">
            <text:p>4,04593654862876</text:p>
          </table:table-cell>
          <table:table-cell table:number-columns-repeated="3"/>
          <table:table-cell table:style-name="ce29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.I. berechnen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.I.</text:p>
          </table:table-cell>
          <table:table-cell table:style-name="ce12" table:formula="of:=([.C55]-4)/(4-1)" office:value-type="float" office:value="0.0153121828762532" calcext:value-type="float">
            <text:p>0,0153121828762532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C.R.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.R.</text:p>
          </table:table-cell>
          <table:table-cell table:style-name="ce34" table:formula="of:=[.C60]/0.89" office:value-type="float" office:value="0.0172046998609586" calcext:value-type="float">
            <text:p>0,0172046998609586</text:p>
          </table:table-cell>
          <table:table-cell table:number-columns-repeated="5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AHP Implementierungsaufwand'.C65:'AHP Implementierungsaufwand'.C65">
            <calcext:condition calcext:apply-style-name="AHP negativ" calcext:value="&gt;0.1" calcext:base-cell-address="'AHP Implementierungsaufwand'.C65"/>
            <calcext:condition calcext:apply-style-name="AHP positiv" calcext:value="&lt;0.1" calcext:base-cell-address="'AHP Implementierungsaufwand'.C65"/>
          </calcext:conditional-format>
          <calcext:conditional-format calcext:target-range-address="'AHP Implementierungsaufwand'.C65:'AHP Implementierungsaufwand'.C65">
            <calcext:condition calcext:apply-style-name="Accent 1" calcext:value="&lt;0.1" calcext:base-cell-address="'AHP Implementierungsaufwand'.C65"/>
            <calcext:condition calcext:apply-style-name="AHP positiv" calcext:value="&lt;0.1" calcext:base-cell-address="'AHP Implementierungsaufwand'.C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HP_20_negativ" style:display-name="AHP negativ" style:family="table-cell" style:parent-style-name="Default">
      <style:table-cell-properties fo:background-color="#ff0000" style:diagonal-bl-tr="none" style:diagonal-tl-br="none"/>
    </style:style>
    <style:style style:name="AHP_20_positiv" style:display-name="AHP positiv" style:family="table-cell" style:parent-style-name="Default">
      <style:table-cell-properties fo:background-color="#00a933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.00.0000</text:date>, <text:time style:data-style-name="N2" text:time-value="09:39:06.93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1:02:35.519000000</meta:creation-date>
    <dc:date>2025-05-03T12:11:56.113000000</dc:date>
    <meta:editing-duration>PT7H8M51S</meta:editing-duration>
    <meta:editing-cycles>60</meta:editing-cycles>
    <meta:generator>LibreOffice/24.8.0.3$Windows_X86_64 LibreOffice_project/0bdf1299c94fe897b119f97f3c613e9dca6be583</meta:generator>
    <meta:document-statistic meta:table-count="8" meta:cell-count="977" meta:object-count="0"/>
  </office:meta>
</office:document-meta>
</file>